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b3b9c5" style:font-name="Droid Sans Mono" fo:font-size="10.5pt" fo:font-weight="normal" fo:background-color="#2d2d2d"/>
    </style:style>
    <style:style style:name="P2" style:family="paragraph" style:parent-style-name="Standard">
      <style:text-properties fo:color="#b3b9c5" style:font-name="Droid Sans Mono" fo:font-size="10.5pt" fo:font-weight="normal" officeooo:paragraph-rsid="000401db" fo:background-color="#2d2d2d"/>
    </style:style>
    <style:style style:name="P3" style:family="paragraph" style:parent-style-name="Standard">
      <style:paragraph-properties style:line-height-at-least="0.503cm"/>
      <style:text-properties fo:color="#d5d8df" style:font-name="Droid Sans Mono" fo:font-size="10.5pt" fo:font-weight="normal" fo:background-color="#2d2d2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92d192" style:font-name="Droid Sans Mono" fo:font-size="10.5pt" fo:font-weight="normal" fo:background-color="#2d2d2d"/>
    </style:style>
    <style:style style:name="P6" style:family="paragraph" style:parent-style-name="Standard">
      <style:text-properties fo:font-variant="normal" fo:text-transform="none" fo:color="#292929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paragraph-rsid="000401db" style:text-blinking="false" fo:background-color="#ffffff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5f947" officeooo:paragraph-rsid="0005f947" style:text-blinking="false" fo:background-color="#ffffff"/>
    </style:style>
    <style:style style:name="P9" style:family="paragraph" style:parent-style-name="Standard">
      <style:text-properties fo:font-variant="normal" fo:text-transform="none" fo:color="#b3b9c5" style:text-line-through-style="none" style:text-line-through-type="none" style:font-name="Droid Sans Mono" fo:font-size="10.5pt" fo:font-style="normal" style:text-underline-style="none" fo:font-weight="normal" officeooo:rsid="0005f947" officeooo:paragraph-rsid="0005f947" style:text-blinking="false" fo:background-color="#2d2d2d"/>
    </style:style>
    <style:style style:name="P10" style:family="paragraph" style:parent-style-name="Standard">
      <style:text-properties officeooo:paragraph-rsid="000401db"/>
    </style:style>
    <style:style style:name="P11" style:family="paragraph" style:parent-style-name="Standard">
      <style:paragraph-properties style:line-height-at-least="0.503cm"/>
      <style:text-properties fo:color="#ffeea6" style:font-name="Droid Sans Mono" fo:font-size="10.5pt" fo:font-weight="normal" fo:background-color="#2d2d2d"/>
    </style:style>
    <style:style style:name="P12" style:family="paragraph" style:parent-style-name="Standard">
      <style:paragraph-properties style:line-height-at-least="0.503cm"/>
      <style:text-properties fo:color="#abb2bf" style:font-name="Droid Sans Mono" fo:font-size="10.5pt" fo:font-weight="normal" fo:background-color="#2d2d2d"/>
    </style:style>
    <style:style style:name="P13" style:family="paragraph" style:parent-style-name="Standard">
      <style:paragraph-properties style:line-height-at-least="0.503cm"/>
      <style:text-properties fo:color="#777c85" style:font-name="Droid Sans Mono" fo:font-size="10.5pt" fo:font-weight="normal" fo:background-color="#2d2d2d"/>
    </style:style>
    <style:style style:name="P14" style:family="paragraph" style:parent-style-name="Text_20_body">
      <style:paragraph-properties style:line-height-at-least="0.503cm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15" style:family="paragraph" style:parent-style-name="Text_20_body">
      <style:paragraph-properties style:line-height-at-least="0.503cm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bold" style:text-blinking="false" fo:background-color="#ffffff" style:font-weight-asian="bold" style:font-weight-complex="bold"/>
    </style:style>
    <style:style style:name="P16" style:family="paragraph" style:parent-style-name="Text_20_body">
      <style:text-properties fo:font-weight="normal"/>
    </style:style>
    <style:style style:name="P17" style:family="paragraph" style:parent-style-name="Text_20_body">
      <style:paragraph-properties fo:margin-top="0cm" fo:margin-bottom="0cm" loext:contextual-spacing="false" fo:line-height="128%" style:writing-mode="lr-tb"/>
      <style:text-properties fo:font-weight="normal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292929" style:text-line-through-style="none" style:text-line-through-type="none" style:font-name="Cambria" fo:font-size="11pt" fo:font-style="normal" style:text-underline-style="none" fo:font-weight="normal" style:text-blinking="false" fo:background-color="#ffffff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5f947" officeooo:paragraph-rsid="0005f947" style:text-blinking="false" fo:background-color="#ffffff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5f947" officeooo:paragraph-rsid="0005f947" style:text-blinking="false" fo:background-color="#ffffff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5f947" officeooo:paragraph-rsid="0005f947" style:text-blinking="false" fo:background-color="#ffffff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officeooo:rsid="000e1258" officeooo:paragraph-rsid="000e1258" style:text-blinking="false" fo:background-color="#ffffff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bold" officeooo:rsid="0005f947" officeooo:paragraph-rsid="0005f947" style:text-blinking="false" fo:background-color="#ffffff" style:font-size-asian="11pt" style:font-weight-asian="bold" style:font-size-complex="11pt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ambria" fo:font-size="15pt" fo:font-style="normal" style:text-underline-style="none" fo:font-weight="bold" officeooo:rsid="0005f947" officeooo:paragraph-rsid="0005f947" style:text-blinking="false" fo:background-color="#ffffff" style:font-size-asian="15pt" style:font-weight-asian="bold" style:font-size-complex="15pt" style:font-weight-complex="bold"/>
    </style:style>
    <style:style style:name="P25" style:family="paragraph" style:parent-style-name="Standard">
      <style:text-properties fo:font-variant="normal" fo:text-transform="none" fo:color="#b3b9c5" style:text-line-through-style="none" style:text-line-through-type="none" style:font-name="Droid Sans Mono" fo:font-size="10.5pt" fo:font-style="normal" style:text-underline-style="none" fo:font-weight="normal" officeooo:rsid="0005f947" officeooo:paragraph-rsid="0005f947" style:text-blinking="false" fo:background-color="#2d2d2d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variant="normal" fo:text-transform="none" fo:color="#b3b9c5" style:text-line-through-style="none" style:text-line-through-type="none" style:font-name="Droid Sans Mono" fo:font-size="10.5pt" fo:font-style="normal" style:text-underline-style="none" fo:font-weight="normal" officeooo:rsid="000e1258" officeooo:paragraph-rsid="000e1258" style:text-blinking="false" fo:background-color="#2d2d2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style:line-height-at-least="0.503cm"/>
      <style:text-properties fo:color="#b3b9c5" style:font-name="Droid Sans Mono" fo:font-size="10.5pt" fo:font-weight="normal" fo:background-color="#2d2d2d"/>
    </style:style>
    <style:style style:name="P28" style:family="paragraph" style:parent-style-name="Standard">
      <style:paragraph-properties style:line-height-at-least="0.503cm"/>
      <style:text-properties fo:color="#d5d8df" style:font-name="Droid Sans Mono" fo:font-size="10.5pt" fo:font-weight="normal" fo:background-color="#2d2d2d"/>
    </style:style>
    <style:style style:name="P29" style:family="paragraph" style:parent-style-name="Standard">
      <style:paragraph-properties style:line-height-at-least="0.503cm"/>
    </style:style>
    <style:style style:name="P30" style:family="paragraph" style:parent-style-name="Standard">
      <style:paragraph-properties style:line-height-at-least="0.503cm"/>
      <style:text-properties fo:color="#ffeea6" style:font-name="Droid Sans Mono" fo:font-size="10.5pt" fo:font-weight="normal" fo:background-color="#2d2d2d"/>
    </style:style>
    <style:style style:name="P31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abb2bf"/>
    </style:style>
    <style:style style:name="T2" style:family="text">
      <style:text-properties fo:color="#abb2bf" officeooo:rsid="000401db"/>
    </style:style>
    <style:style style:name="T3" style:family="text">
      <style:text-properties fo:color="#abb2bf" officeooo:rsid="000d8216"/>
    </style:style>
    <style:style style:name="T4" style:family="text">
      <style:text-properties fo:color="#6ab0f3"/>
    </style:style>
    <style:style style:name="T5" style:family="text">
      <style:text-properties fo:color="#ffd479"/>
    </style:style>
    <style:style style:name="T6" style:family="text">
      <style:text-properties fo:color="#777c85"/>
    </style:style>
    <style:style style:name="T7" style:family="text">
      <style:text-properties fo:color="#92d192"/>
    </style:style>
    <style:style style:name="T8" style:family="text">
      <style:text-properties fo:color="#ffeea6"/>
    </style:style>
    <style:style style:name="T9" style:family="text">
      <style:text-properties fo:color="#f2777a"/>
    </style:style>
    <style:style style:name="T10" style:family="text">
      <style:text-properties fo:color="#ac8d58"/>
    </style:style>
    <style:style style:name="T11" style:family="text">
      <style:text-properties fo:color="#d5d8df"/>
    </style:style>
    <style:style style:name="T12" style:family="text">
      <style:text-properties fo:color="#fca369"/>
    </style:style>
    <style:style style:name="T13" style:family="text">
      <style:text-properties fo:color="#ffffff"/>
    </style:style>
    <style:style style:name="T14" style:family="text">
      <style:text-properties fo:font-variant="normal" fo:text-transform="none" fo:color="#000000" style:text-line-through-style="none" style:text-line-through-type="none" style:font-name="Cambria" fo:font-size="11pt" fo:font-style="italic" style:text-underline-style="none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7" style:family="text">
      <style:text-properties fo:font-variant="normal" fo:text-transform="none" fo:color="#abb2bf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6ab0f3" style:text-line-through-style="none" style:text-line-through-type="none" style:font-name="Cambria" fo:font-size="11pt" fo:font-style="normal" style:text-underline-style="none" style:text-blinking="false" fo:background-color="#ffffff" loext:char-shading-value="0"/>
    </style:style>
    <style:style style:name="T19" style:family="text">
      <style:text-properties officeooo:rsid="000401db"/>
    </style:style>
    <style:style style:name="T20" style:family="text">
      <style:text-properties fo:color="#e1a6f2"/>
    </style:style>
    <style:style style:name="T21" style:family="text">
      <style:text-properties officeooo:rsid="000b8501"/>
    </style:style>
    <style:style style:name="T22" style:family="text">
      <style:text-properties officeooo:rsid="0011db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4"><text:bookmark text:name="docs-internal-guid-ed6260f2-7fff-4155-dacc-2567d40df53a"/><text:span text:style-name="T19">1.</text:span>Write a JavaScript program to sort the items of an array.</text:p>
      <text:p text:style-name="P17"><text:span text:style-name="T14">Sample array</text:span><text:span text:style-name="T16">: var arr1 = [ 4, 6, 7, 8, 2, 1, -2 ];</text:span></text:p>
      <text:p text:style-name="P16"><text:span text:style-name="T14">Sample Output</text:span><text:span text:style-name="T16">: -2, 1, 2, 4, 6, 7, 8</text:span></text:p>
      <text:p text:style-name="P12"/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const</text:span> <text:span text:style-name="T9">arr1</text:span><text:span text:style-name="T10">=</text:span><text:span text:style-name="T11">[</text:span><text:span text:style-name="T10">-</text:span><text:span text:style-name="T12">3</text:span><text:span text:style-name="T6">,</text:span><text:span text:style-name="T12">8</text:span><text:span text:style-name="T6">,</text:span><text:span text:style-name="T12">7</text:span><text:span text:style-name="T6">,</text:span><text:span text:style-name="T12">6</text:span><text:span text:style-name="T6">,</text:span><text:span text:style-name="T12">5</text:span><text:span text:style-name="T6">,</text:span><text:span text:style-name="T10">-</text:span><text:span text:style-name="T12">4</text:span><text:span text:style-name="T6">,</text:span><text:span text:style-name="T12">3</text:span><text:span text:style-name="T6">,</text:span><text:span text:style-name="T12">2</text:span><text:span text:style-name="T6">,</text:span><text:span text:style-name="T12">1</text:span><text:span text:style-name="T11">];</text:span></text:p>
      <text:p text:style-name="P1"><text:span text:style-name="T8">const</text:span> <text:span text:style-name="T9">arr2</text:span><text:span text:style-name="T10">=</text:span><text:span text:style-name="T11">[];</text:span></text:p>
      <text:p text:style-name="P1"><text:span text:style-name="T8">let</text:span> <text:span text:style-name="T9">min</text:span><text:span text:style-name="T10">=</text:span><text:span text:style-name="T9">arr1</text:span><text:span text:style-name="T11">[</text:span><text:span text:style-name="T12">0</text:span><text:span text:style-name="T11">];</text:span></text:p>
      <text:p text:style-name="P1"><text:span text:style-name="T8">let</text:span> <text:span text:style-name="T9">pos</text:span><text:span text:style-name="T11">;</text:span></text:p>
      <text:p text:style-name="P1"><text:span text:style-name="T8">var</text:span> <text:span text:style-name="T9">max</text:span><text:span text:style-name="T10">=</text:span><text:span text:style-name="T9">arr1</text:span><text:span text:style-name="T11">[</text:span><text:span text:style-name="T12">0</text:span><text:span text:style-name="T11">];</text:span></text:p>
      <text:p text:style-name="P1"><text:span text:style-name="T8">for</text:span> <text:span text:style-name="T11">(</text:span><text:span text:style-name="T9">i</text:span><text:span text:style-name="T10">=</text:span><text:span text:style-name="T12">0</text:span><text:span text:style-name="T11">;</text:span> <text:span text:style-name="T9">i</text:span><text:span text:style-name="T10">&lt;</text:span><text:span text:style-name="T9">arr1</text:span><text:span text:style-name="T10">.</text:span>length<text:span text:style-name="T11">;</text:span> <text:span text:style-name="T9">i</text:span><text:span text:style-name="T10">++</text:span><text:span text:style-name="T11">)</text:span></text:p>
      <text:p text:style-name="P3">{</text:p>
      <text:p text:style-name="P1"><text:span text:style-name="T8">if</text:span> <text:span text:style-name="T11">(</text:span><text:span text:style-name="T9">max</text:span><text:span text:style-name="T10">&lt;</text:span><text:span text:style-name="T9">arr1</text:span><text:span text:style-name="T11">[</text:span><text:span text:style-name="T9">i</text:span><text:span text:style-name="T11">])</text:span> <text:span text:style-name="T9">max</text:span><text:span text:style-name="T10">=</text:span><text:span text:style-name="T9">arr1</text:span><text:span text:style-name="T11">[</text:span><text:span text:style-name="T9">i</text:span><text:span text:style-name="T11">];</text:span></text:p>
      <text:p text:style-name="P3">}</text:p>
      <text:p text:style-name="P4"/>
      <text:p text:style-name="P1"><text:span text:style-name="T8">for</text:span> <text:span text:style-name="T11">(</text:span><text:span text:style-name="T8">var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arr1</text:span><text:span text:style-name="T10">.</text:span>length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8">for</text:span> <text:span text:style-name="T11">(</text:span><text:span text:style-name="T8">let</text:span> <text:span text:style-name="T9">j</text:span><text:span text:style-name="T10">=</text:span><text:span text:style-name="T12">0</text:span><text:span text:style-name="T11">;</text:span><text:span text:style-name="T9">j</text:span><text:span text:style-name="T10">&lt;</text:span><text:span text:style-name="T9">arr1</text:span><text:span text:style-name="T10">.</text:span>length<text:span text:style-name="T11">;</text:span><text:span text:style-name="T9">j</text:span><text:span text:style-name="T10">++</text:span><text:span text:style-name="T11">)</text:span></text:p>
      <text:p text:style-name="P3">{</text:p>
      <text:p text:style-name="P1"><text:span text:style-name="T8">if</text:span> <text:span text:style-name="T11">(</text:span><text:span text:style-name="T9">arr1</text:span><text:span text:style-name="T11">[</text:span><text:span text:style-name="T9">j</text:span><text:span text:style-name="T11">]</text:span><text:span text:style-name="T10">!=</text:span><text:span text:style-name="T7">"x"</text:span><text:span text:style-name="T11">)</text:span></text:p>
      <text:p text:style-name="P3">{</text:p>
      <text:p text:style-name="P1"><text:span text:style-name="T8">if</text:span> <text:span text:style-name="T11">(</text:span><text:span text:style-name="T9">min</text:span><text:span text:style-name="T10">&gt;</text:span><text:span text:style-name="T9">arr1</text:span><text:span text:style-name="T11">[</text:span><text:span text:style-name="T9">j</text:span><text:span text:style-name="T11">])</text:span> </text:p>
      <text:p text:style-name="P3">{</text:p>
      <text:p text:style-name="P1"><text:span text:style-name="T9">min</text:span><text:span text:style-name="T10">=</text:span><text:span text:style-name="T9">arr1</text:span><text:span text:style-name="T11">[</text:span><text:span text:style-name="T9">j</text:span><text:span text:style-name="T11">];</text:span></text:p>
      <text:p text:style-name="P1"><text:span text:style-name="T9">pos</text:span><text:span text:style-name="T10">=</text:span><text:span text:style-name="T9">j</text:span><text:span text:style-name="T11">;</text:span></text:p>
      <text:p text:style-name="P3">}</text:p>
      <text:p text:style-name="P3">}</text:p>
      <text:p text:style-name="P3">}</text:p>
      <text:p text:style-name="P1"><text:span text:style-name="T9">arr2</text:span><text:span text:style-name="T11">[</text:span><text:span text:style-name="T9">i</text:span><text:span text:style-name="T11">]</text:span><text:span text:style-name="T10">=</text:span><text:span text:style-name="T9">min</text:span><text:span text:style-name="T11">;</text:span></text:p>
      <text:p text:style-name="P1"><text:span text:style-name="T9">arr1</text:span><text:span text:style-name="T11">[</text:span><text:span text:style-name="T9">pos</text:span><text:span text:style-name="T11">]</text:span><text:span text:style-name="T10">=</text:span><text:span text:style-name="T7">"x"</text:span><text:span text:style-name="T11">;</text:span></text:p>
      <text:p text:style-name="P1"><text:span text:style-name="T9">min</text:span><text:span text:style-name="T10">=</text:span><text:span text:style-name="T9">max</text:span><text:span text:style-name="T11">;</text:span></text:p>
      <text:p text:style-name="P3">}</text:p>
      <text:p text:style-name="P1"><text:span text:style-name="T9">console</text:span><text:span text:style-name="T10">.</text:span><text:span text:style-name="T13">log</text:span><text:span text:style-name="T11">(</text:span><text:span text:style-name="T9">arr2</text:span><text:span text:style-name="T11">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12"/>
      <text:p text:style-name="P12"/>
      <text:p text:style-name="P15"><text:bookmark text:name="docs-internal-guid-dbf970f2-7fff-dcf4-02cf-e016a8aa9751"/><text:soft-page-break/><text:span text:style-name="T2">2.</text:span><text:span text:style-name="T1">Write a JavaScript program to find the most frequent item of an array</text:span></text:p>
      <text:p text:style-name="P17"><text:span text:style-name="T14">Sample array</text:span><text:span text:style-name="T16">: var arr1= [1, 'a', 'a', 2, 3, 'a', 3, 'a', 2, 4, 9, ‘a’];</text:span></text:p>
      <text:p text:style-name="P16"><text:span text:style-name="T14">Sample Output</text:span><text:span text:style-name="T16">: a (5times)</text:span></text:p>
      <text:p text:style-name="Standard"/>
      <text:p text:style-name="Standard"/>
      <text:p text:style-name="Standard"/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utf-8</text:span> <text:span text:style-name="T1">/&gt;</text:span></text:p>
      <text:p text:style-name="P1"><text:span text:style-name="T1">&lt;</text:span><text:span text:style-name="T4">title</text:span><text:span text:style-name="T1">&gt;</text:span>Write a JavaScript program to sort the items of an array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arr1</text:span> <text:span text:style-name="T10">=</text:span> <text:span text:style-name="T11">[</text:span><text:span text:style-name="T12">1</text:span><text:span text:style-name="T6">,</text:span> <text:span text:style-name="T7">'a'</text:span><text:span text:style-name="T6">,</text:span> <text:span text:style-name="T7">'a'</text:span><text:span text:style-name="T6">,</text:span> <text:span text:style-name="T12">2</text:span><text:span text:style-name="T6">,</text:span> <text:span text:style-name="T12">3</text:span><text:span text:style-name="T6">,</text:span> <text:span text:style-name="T7">'a'</text:span><text:span text:style-name="T6">,</text:span> <text:span text:style-name="T12">3</text:span><text:span text:style-name="T6">,</text:span> <text:span text:style-name="T7">'a'</text:span><text:span text:style-name="T6">,</text:span> <text:span text:style-name="T12">2</text:span><text:span text:style-name="T6">,</text:span> <text:span text:style-name="T12">4</text:span><text:span text:style-name="T6">,</text:span> <text:span text:style-name="T12">9</text:span><text:span text:style-name="T6">,</text:span> <text:span text:style-name="T7">'a'</text:span><text:span text:style-name="T11">];</text:span></text:p>
      <text:p text:style-name="P1"><text:span text:style-name="T8">var</text:span> <text:span text:style-name="T9">mf</text:span> <text:span text:style-name="T10">=</text:span> <text:span text:style-name="T12">1</text:span><text:span text:style-name="T11">;</text:span></text:p>
      <text:p text:style-name="P1"><text:span text:style-name="T8">var</text:span> <text:span text:style-name="T9">m</text:span> <text:span text:style-name="T10">=</text:span> <text:span text:style-name="T12">0</text:span><text:span text:style-name="T11">;</text:span></text:p>
      <text:p text:style-name="P1"><text:span text:style-name="T8">var</text:span> <text:span text:style-name="T9">item</text:span><text:span text:style-name="T11">;</text:span></text:p>
      <text:p text:style-name="P4"/>
      <text:p text:style-name="P1"><text:span text:style-name="T8">for</text:span> <text:span text:style-name="T11">(</text:span><text:span text:style-name="T8">var</text:span> <text:span text:style-name="T9">i</text:span> <text:span text:style-name="T10">=</text:span> <text:span text:style-name="T12">0</text:span><text:span text:style-name="T11">;</text:span> <text:span text:style-name="T9">i</text:span> <text:span text:style-name="T10">&lt;</text:span> <text:span text:style-name="T9">arr1</text:span><text:span text:style-name="T10">.</text:span>length<text:span text:style-name="T11">;</text:span> <text:span text:style-name="T9">i</text:span><text:span text:style-name="T10">++</text:span><text:span text:style-name="T11">)</text:span> <text:span text:style-name="T11">{</text:span></text:p>
      <text:p text:style-name="P1"><text:span text:style-name="T8">for</text:span> <text:span text:style-name="T11">(</text:span><text:span text:style-name="T8">var</text:span> <text:span text:style-name="T9">j</text:span> <text:span text:style-name="T10">=</text:span> <text:span text:style-name="T9">i</text:span><text:span text:style-name="T11">;</text:span> <text:span text:style-name="T9">j</text:span> <text:span text:style-name="T10">&lt;</text:span> <text:span text:style-name="T9">arr1</text:span><text:span text:style-name="T10">.</text:span>length<text:span text:style-name="T11">;</text:span> <text:span text:style-name="T9">j</text:span><text:span text:style-name="T10">++</text:span><text:span text:style-name="T11">)</text:span> <text:span text:style-name="T11">{</text:span></text:p>
      <text:p text:style-name="P1"><text:span text:style-name="T8">if</text:span> <text:span text:style-name="T11">(</text:span><text:span text:style-name="T9">arr1</text:span><text:span text:style-name="T11">[</text:span><text:span text:style-name="T9">i</text:span><text:span text:style-name="T11">]</text:span> <text:span text:style-name="T10">==</text:span> <text:span text:style-name="T9">arr1</text:span><text:span text:style-name="T11">[</text:span><text:span text:style-name="T9">j</text:span><text:span text:style-name="T11">])</text:span> <text:span text:style-name="T9">m</text:span><text:span text:style-name="T10">++</text:span><text:span text:style-name="T11">;</text:span></text:p>
      <text:p text:style-name="P1"><text:span text:style-name="T8">if</text:span> <text:span text:style-name="T11">(</text:span><text:span text:style-name="T9">mf</text:span> <text:span text:style-name="T10">&lt;</text:span> <text:span text:style-name="T9">m</text:span><text:span text:style-name="T11">)</text:span> <text:span text:style-name="T11">{</text:span></text:p>
      <text:p text:style-name="P1"><text:span text:style-name="T9">mf</text:span> <text:span text:style-name="T10">=</text:span> <text:span text:style-name="T9">m</text:span><text:span text:style-name="T11">;</text:span></text:p>
      <text:p text:style-name="P1"><text:span text:style-name="T9">item</text:span> <text:span text:style-name="T10">=</text:span> <text:span text:style-name="T9">arr1</text:span><text:span text:style-name="T11">[</text:span><text:span text:style-name="T9">i</text:span><text:span text:style-name="T11">];</text:span></text:p>
      <text:p text:style-name="P3">}</text:p>
      <text:p text:style-name="P3">}</text:p>
      <text:p text:style-name="P4"/>
      <text:p text:style-name="P1"><text:span text:style-name="T9">m</text:span> <text:span text:style-name="T10">=</text:span> <text:span text:style-name="T12">0</text:span><text:span text:style-name="T11">;</text:span></text:p>
      <text:p text:style-name="P3">}</text:p>
      <text:p text:style-name="P4"/>
      <text:p text:style-name="P1"><text:span text:style-name="T13">alert</text:span><text:span text:style-name="T11">(</text:span><text:span text:style-name="T9">item</text:span> <text:span text:style-name="T10">+</text:span> <text:span text:style-name="T7">" ( "</text:span> <text:span text:style-name="T10">+</text:span> <text:span text:style-name="T9">mf</text:span> <text:span text:style-name="T10">+</text:span> <text:span text:style-name="T7">" times ) "</text:span><text:span text:style-name="T11">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8"><text:bookmark text:name="docs-internal-guid-80f79240-7fff-b549-e7b0-0493a776f871"/><text:span text:style-name="T19">3a. </text:span>Write a JavaScript program that compares two arrays and returns true if they are identical.</text:p>
      <text:p text:style-name="Standard"/>
      <text:p text:style-name="Standard"/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 </text:p>
      <text:p text:style-name="P1"><text:span text:style-name="T5">style</text:span><text:span text:style-name="T6">=</text:span><text:span text:style-name="T7">"text-align:center;"</text:span> <text:span text:style-name="T5">id</text:span><text:span text:style-name="T6">=</text:span><text:span text:style-name="T7">"body"</text:span><text:span text:style-name="T1">&gt;</text:span></text:p>
      <text:p text:style-name="P1"><text:span text:style-name="T1">&lt;</text:span><text:span text:style-name="T4">h1</text:span> <text:span text:style-name="T5">style</text:span><text:span text:style-name="T6">=</text:span><text:span text:style-name="T7">"color:green;"</text:span><text:span text:style-name="T1">&gt;</text:span> </text:p>
      <text:p text:style-name="P1">Split </text:p>
      <text:p text:style-name="P1"><text:span text:style-name="T1">&lt;/</text:span><text:span text:style-name="T4">h1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UP"</text:span> <text:span text:style-name="T5">style</text:span><text:span text:style-name="T6">=</text:span><text:span text:style-name="T7">"font-size: 16px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button</text:span> <text:span text:style-name="T5">onclick</text:span><text:span text:style-name="T6">=</text:span><text:span text:style-name="T7">"</text:span><text:span text:style-name="T13">gfg_Run</text:span><text:span text:style-name="T11">()</text:span><text:span text:style-name="T7">"</text:span><text:span text:style-name="T1">&gt;</text:span></text:p>
      <text:p text:style-name="P1">click here</text:p>
      <text:p text:style-name="P1"><text:span text:style-name="T1">&lt;/</text:span><text:span text:style-name="T4">button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DOWN"</text:span> <text:span text:style-name="T5">style</text:span><text:span text:style-name="T6">=</text:span><text:span text:style-name="T7">"color:green;</text:span></text:p>
      <text:p text:style-name="P5">font-size: 20px; </text:p>
      <text:p text:style-name="P1"><text:span text:style-name="T7">font-weight: bold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el_up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UP"</text:span><text:span text:style-name="T11">);</text:span></text:p>
      <text:p text:style-name="P1"><text:span text:style-name="T8">var</text:span> <text:span text:style-name="T9">el_down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DOWN"</text:span><text:span text:style-name="T11">);</text:span></text:p>
      <text:p text:style-name="P1"><text:span text:style-name="T8">var</text:span> <text:span text:style-name="T9">i</text:span><text:span text:style-name="T6">,</text:span> <text:span text:style-name="T9">j</text:span><text:span text:style-name="T6">,</text:span> <text:span text:style-name="T9">chunk</text:span> <text:span text:style-name="T10">=</text:span> <text:span text:style-name="T12">5</text:span><text:span text:style-name="T11">;</text:span></text:p>
      <text:p text:style-name="P1"><text:span text:style-name="T8">var</text:span> <text:span text:style-name="T9">array</text:span> <text:span text:style-name="T10">=</text:span> <text:span text:style-name="T11">[</text:span><text:span text:style-name="T12">1</text:span><text:span text:style-name="T6">,</text:span> <text:span text:style-name="T12">2</text:span><text:span text:style-name="T6">,</text:span> <text:span text:style-name="T12">3</text:span><text:span text:style-name="T6">,</text:span> <text:span text:style-name="T12">4</text:span><text:span text:style-name="T6">,</text:span> <text:span text:style-name="T12">5</text:span><text:span text:style-name="T6">,</text:span> <text:span text:style-name="T12">6</text:span><text:span text:style-name="T6">,</text:span> <text:span text:style-name="T12">7</text:span><text:span text:style-name="T6">,</text:span> <text:span text:style-name="T12">8</text:span><text:span text:style-name="T11">];</text:span></text:p>
      <text:p text:style-name="P1"><text:span text:style-name="T9">el_up</text:span><text:span text:style-name="T10">.</text:span><text:span text:style-name="T1">innerHTML</text:span> <text:span text:style-name="T10">=</text:span> <text:span text:style-name="T9">array</text:span><text:span text:style-name="T11">;</text:span></text:p>
      <text:p text:style-name="P1"><text:span text:style-name="T8">function</text:span> <text:span text:style-name="T13">gfg_Run</text:span><text:span text:style-name="T11">()</text:span> <text:span text:style-name="T11">{</text:span></text:p>
      <text:p text:style-name="P1"><text:span text:style-name="T8">var</text:span> <text:span text:style-name="T9">array1</text:span> <text:span text:style-name="T10">=</text:span> </text:p>
      <text:p text:style-name="P1"><text:span text:style-name="T9">array</text:span><text:span text:style-name="T10">.</text:span><text:span text:style-name="T13">slice</text:span><text:span text:style-name="T11">(</text:span><text:span text:style-name="T12">0</text:span><text:span text:style-name="T6">,</text:span> <text:span text:style-name="T9">chunk</text:span><text:span text:style-name="T11">);</text:span></text:p>
      <text:p text:style-name="P1"><text:span text:style-name="T8">var</text:span> <text:span text:style-name="T9">array2</text:span> <text:span text:style-name="T10">=</text:span></text:p>
      <text:p text:style-name="P1"><text:span text:style-name="T9">array</text:span><text:span text:style-name="T10">.</text:span><text:span text:style-name="T13">slice</text:span><text:span text:style-name="T11">(</text:span><text:span text:style-name="T9">chunk</text:span><text:span text:style-name="T6">,</text:span> <text:span text:style-name="T9">chunk</text:span> <text:span text:style-name="T10">+</text:span> <text:span text:style-name="T9">array</text:span><text:span text:style-name="T10">.</text:span>length<text:span text:style-name="T11">);</text:span></text:p>
      <text:p text:style-name="P1"><text:span text:style-name="T9">el_down</text:span><text:span text:style-name="T10">.</text:span><text:span text:style-name="T1">innerHTML</text:span> <text:span text:style-name="T10">=</text:span> <text:span text:style-name="T9">array1</text:span> <text:span text:style-name="T10">+</text:span> <text:span text:style-name="T7">' and '</text:span> <text:span text:style-name="T10">+</text:span> <text:span text:style-name="T9">array2</text:span><text:span text:style-name="T11">;</text:span></text:p>
      <text:p text:style-name="P3">}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Standard"/>
      <text:p text:style-name="Standard"/>
      <text:p text:style-name="Standard"/>
      <text:p text:style-name="Standard"/>
      <text:p text:style-name="P6"><text:bookmark text:name="docs-internal-guid-ce0abf1d-7fff-7013-f863-5a91abe7f48b"/><text:span text:style-name="T19">3B. </text:span>Write a JavaScript method that splits an array into parts of determined size.</text:p>
      <text:p text:style-name="Standard"/>
      <text:p text:style-name="P1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oft-page-break/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 </text:p>
      <text:p text:style-name="P1"><text:span text:style-name="T5">style</text:span><text:span text:style-name="T6">=</text:span><text:span text:style-name="T7">"text-align:center;"</text:span> <text:span text:style-name="T5">id</text:span><text:span text:style-name="T6">=</text:span><text:span text:style-name="T7">"body"</text:span><text:span text:style-name="T1">&gt;</text:span></text:p>
      <text:p text:style-name="P1"><text:span text:style-name="T1">&lt;</text:span><text:span text:style-name="T4">h1</text:span> <text:span text:style-name="T5">style</text:span><text:span text:style-name="T6">=</text:span><text:span text:style-name="T7">"color:green;"</text:span><text:span text:style-name="T1">&gt;</text:span> </text:p>
      <text:p text:style-name="P1">Split </text:p>
      <text:p text:style-name="P1"><text:span text:style-name="T1">&lt;/</text:span><text:span text:style-name="T4">h1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UP"</text:span> <text:span text:style-name="T5">style</text:span><text:span text:style-name="T6">=</text:span><text:span text:style-name="T7">"font-size: 16px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button</text:span> <text:span text:style-name="T5">onclick</text:span><text:span text:style-name="T6">=</text:span><text:span text:style-name="T7">"</text:span><text:span text:style-name="T13">gfg_Run</text:span><text:span text:style-name="T11">()</text:span><text:span text:style-name="T7">"</text:span><text:span text:style-name="T1">&gt;</text:span></text:p>
      <text:p text:style-name="P1">click here</text:p>
      <text:p text:style-name="P1"><text:span text:style-name="T1">&lt;/</text:span><text:span text:style-name="T4">button</text:span><text:span text:style-name="T1">&gt;</text:span></text:p>
      <text:p text:style-name="P1"><text:span text:style-name="T1">&lt;</text:span><text:span text:style-name="T4">p</text:span> <text:span text:style-name="T5">id</text:span><text:span text:style-name="T6">=</text:span><text:span text:style-name="T7">"GFG_DOWN"</text:span> <text:span text:style-name="T5">style</text:span><text:span text:style-name="T6">=</text:span><text:span text:style-name="T7">"color:green;</text:span></text:p>
      <text:p text:style-name="P5">font-size: 20px; </text:p>
      <text:p text:style-name="P1"><text:span text:style-name="T7">font-weight: bold;"</text:span><text:span text:style-name="T1">&gt;</text:span></text:p>
      <text:p text:style-name="P1"><text:span text:style-name="T1">&lt;/</text:span><text:span text:style-name="T4">p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el_up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UP"</text:span><text:span text:style-name="T11">);</text:span></text:p>
      <text:p text:style-name="P1"><text:span text:style-name="T8">var</text:span> <text:span text:style-name="T9">el_down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GFG_DOWN"</text:span><text:span text:style-name="T11">);</text:span></text:p>
      <text:p text:style-name="P1"><text:span text:style-name="T8">var</text:span> <text:span text:style-name="T9">i</text:span><text:span text:style-name="T6">,</text:span> <text:span text:style-name="T9">j</text:span><text:span text:style-name="T6">,</text:span> <text:span text:style-name="T9">chunk</text:span> <text:span text:style-name="T10">=</text:span> <text:span text:style-name="T12">4</text:span><text:span text:style-name="T11">;</text:span></text:p>
      <text:p text:style-name="P1"><text:span text:style-name="T8">var</text:span> <text:span text:style-name="T9">array</text:span> <text:span text:style-name="T10">=</text:span> <text:span text:style-name="T11">[</text:span><text:span text:style-name="T12">1</text:span><text:span text:style-name="T6">,</text:span> <text:span text:style-name="T12">2</text:span><text:span text:style-name="T6">,</text:span> <text:span text:style-name="T12">3</text:span><text:span text:style-name="T6">,</text:span> <text:span text:style-name="T12">4</text:span><text:span text:style-name="T6">,</text:span> <text:span text:style-name="T12">5</text:span><text:span text:style-name="T6">,</text:span> <text:span text:style-name="T12">6</text:span><text:span text:style-name="T6">,</text:span> <text:span text:style-name="T12">7</text:span><text:span text:style-name="T6">,</text:span> <text:span text:style-name="T12">8</text:span><text:span text:style-name="T11">];</text:span></text:p>
      <text:p text:style-name="P1"><text:span text:style-name="T9">el_up</text:span><text:span text:style-name="T10">.</text:span><text:span text:style-name="T1">innerHTML</text:span> <text:span text:style-name="T10">=</text:span> <text:span text:style-name="T9">array</text:span><text:span text:style-name="T11">;</text:span></text:p>
      <text:p text:style-name="P1"><text:span text:style-name="T8">function</text:span> <text:span text:style-name="T13">gfg_Run</text:span><text:span text:style-name="T11">()</text:span> <text:span text:style-name="T11">{</text:span></text:p>
      <text:p text:style-name="P1"><text:span text:style-name="T8">var</text:span> <text:span text:style-name="T9">array1</text:span> <text:span text:style-name="T10">=</text:span> </text:p>
      <text:p text:style-name="P1"><text:span text:style-name="T9">array</text:span><text:span text:style-name="T10">.</text:span><text:span text:style-name="T13">slice</text:span><text:span text:style-name="T11">(</text:span><text:span text:style-name="T12">0</text:span><text:span text:style-name="T6">,</text:span> <text:span text:style-name="T9">chunk</text:span><text:span text:style-name="T11">);</text:span></text:p>
      <text:p text:style-name="P1"><text:span text:style-name="T8">var</text:span> <text:span text:style-name="T9">array2</text:span> <text:span text:style-name="T10">=</text:span></text:p>
      <text:p text:style-name="P1"><text:span text:style-name="T9">array</text:span><text:span text:style-name="T10">.</text:span><text:span text:style-name="T13">slice</text:span><text:span text:style-name="T11">(</text:span><text:span text:style-name="T9">chunk</text:span><text:span text:style-name="T6">,</text:span> <text:span text:style-name="T9">chunk</text:span> <text:span text:style-name="T10">+</text:span> <text:span text:style-name="T9">array</text:span><text:span text:style-name="T10">.</text:span>length<text:span text:style-name="T11">);</text:span></text:p>
      <text:p text:style-name="P1"><text:span text:style-name="T9">el_down</text:span><text:span text:style-name="T10">.</text:span><text:span text:style-name="T1">innerHTML</text:span> <text:span text:style-name="T10">=</text:span> <text:span text:style-name="T9">array1</text:span> <text:span text:style-name="T10">+</text:span> <text:span text:style-name="T7">' and '</text:span> <text:span text:style-name="T10">+</text:span> <text:span text:style-name="T9">array2</text:span><text:span text:style-name="T11">;</text:span></text:p>
      <text:p text:style-name="P3">}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Standard"/>
      <text:p text:style-name="Standard"/>
      <text:p text:style-name="Standard"/>
      <text:p text:style-name="P10"><text:span text:style-name="T19">4A. </text:span><text:bookmark text:name="docs-internal-guid-88115e56-7fff-0f12-f3a9-2ca469fb392a"/><text:span text:style-name="T15">Write a JavaScript program to find the leap years in a given range of years.</text:span></text:p>
      <text:p text:style-name="P7"/>
      <text:p text:style-name="P2"><text:span text:style-name="T17">&lt;</text:span><text:span text:style-name="T18">html</text:span><text:span text:style-name="T17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function</text:span> <text:span text:style-name="T13">check_leapyear</text:span><text:span text:style-name="T11">(){</text:span></text:p>
      <text:p text:style-name="P1"><text:span text:style-name="T8">var</text:span> <text:span text:style-name="T9">year</text:span><text:span text:style-name="T11">;</text:span></text:p>
      <text:p text:style-name="P1"><text:span text:style-name="T9">year</text:span> <text:span text:style-name="T10">=</text:span> <text:span text:style-name="T9">document</text:span><text:span text:style-name="T10">.</text:span><text:span text:style-name="T13">getElementById</text:span><text:span text:style-name="T11">(</text:span><text:span text:style-name="T7">"year"</text:span><text:span text:style-name="T11">)</text:span><text:span text:style-name="T10">.</text:span><text:span text:style-name="T1">value</text:span><text:span text:style-name="T11">;</text:span></text:p>
      <text:p text:style-name="P1"><text:span text:style-name="T8">if</text:span><text:span text:style-name="T11">(</text:span> <text:span text:style-name="T11">(</text:span><text:span text:style-name="T12">0</text:span> <text:span text:style-name="T10">==</text:span> <text:span text:style-name="T9">year</text:span> <text:span text:style-name="T10">%</text:span> <text:span text:style-name="T12">4</text:span><text:span text:style-name="T11">)</text:span> <text:span text:style-name="T10">&amp;&amp;</text:span> <text:span text:style-name="T11">(</text:span><text:span text:style-name="T12">0</text:span> <text:span text:style-name="T10">!=</text:span> <text:span text:style-name="T9">year</text:span> <text:span text:style-name="T10">%</text:span> <text:span text:style-name="T12">100</text:span><text:span text:style-name="T11">)</text:span> <text:span text:style-name="T10">||</text:span> <text:span text:style-name="T11">(</text:span><text:span text:style-name="T12">0</text:span> <text:span text:style-name="T10">==</text:span> <text:span text:style-name="T9">year</text:span> <text:span text:style-name="T10">%</text:span> <text:span text:style-name="T12">400</text:span><text:span text:style-name="T11">)</text:span> <text:span text:style-name="T11">)</text:span></text:p>
      <text:p text:style-name="P3">{</text:p>
      <text:p text:style-name="P1"><text:span text:style-name="T13">alert</text:span><text:span text:style-name="T11">(</text:span><text:span text:style-name="T9">year</text:span><text:span text:style-name="T10">+</text:span><text:span text:style-name="T7">" is a leap year"</text:span><text:span text:style-name="T11">);</text:span> </text:p>
      <text:p text:style-name="P1"><text:span text:style-name="T11">}</text:span><text:span text:style-name="T6">//three conditions to find out the leap year</text:span></text:p>
      <text:p text:style-name="P11"><text:soft-page-break/>else</text:p>
      <text:p text:style-name="P3">{</text:p>
      <text:p text:style-name="P1"><text:span text:style-name="T13">alert</text:span><text:span text:style-name="T11">(</text:span><text:span text:style-name="T9">year</text:span><text:span text:style-name="T10">+</text:span><text:span text:style-name="T7">" is not a leap year"</text:span><text:span text:style-name="T11">);</text:span> </text:p>
      <text:p text:style-name="P3">}</text:p>
      <text:p text:style-name="P3">}</text:p>
      <text:p text:style-name="P1"><text:span text:style-name="T1">&lt;/</text:span><text:span text:style-name="T4">script</text:span><text:span text:style-name="T1">&gt;</text:span>//three conditions to find out the leap year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h3</text:span><text:span text:style-name="T1">&gt;</text:span>Javascript Program to find leap year<text:span text:style-name="T1">&lt;/</text:span><text:span text:style-name="T4">h3</text:span><text:span text:style-name="T1">&gt;</text:span></text:p>
      <text:p text:style-name="P1"><text:span text:style-name="T1">&lt;</text:span><text:span text:style-name="T4">input</text:span> <text:span text:style-name="T5">type</text:span><text:span text:style-name="T6">=</text:span><text:span text:style-name="T7">"text"</text:span> <text:span text:style-name="T5">id</text:span><text:span text:style-name="T6">=</text:span><text:span text:style-name="T7">"year"</text:span><text:span text:style-name="T1">&gt;&lt;/</text:span><text:span text:style-name="T4">input</text:span><text:span text:style-name="T1">&gt;</text:span></text:p>
      <text:p text:style-name="P1"><text:span text:style-name="T1">&lt;</text:span><text:span text:style-name="T4">button</text:span> <text:span text:style-name="T5">onclick</text:span><text:span text:style-name="T6">=</text:span><text:span text:style-name="T7">"</text:span><text:span text:style-name="T13">check_leapyear</text:span><text:span text:style-name="T11">()</text:span><text:span text:style-name="T7">"</text:span><text:span text:style-name="T1">&gt;</text:span>Check<text:span text:style-name="T1">&lt;/</text:span><text:span text:style-name="T4">button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7"/>
      <text:p text:style-name="P7"/>
      <text:p text:style-name="P7"/>
      <text:p text:style-name="P7"/>
      <text:p text:style-name="P8">4b.</text:p>
      <text:p text:style-name="P9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3">// program to generate fibonacci series up to a certain number</text:p>
      <text:p text:style-name="P4"/>
      <text:p text:style-name="P13">// take input from the user</text:p>
      <text:p text:style-name="P1"><text:span text:style-name="T8">const</text:span> <text:span text:style-name="T9">number</text:span> <text:span text:style-name="T10">=</text:span> <text:span text:style-name="T20">parseInt</text:span><text:span text:style-name="T11">(</text:span><text:span text:style-name="T13">prompt</text:span><text:span text:style-name="T11">(</text:span><text:span text:style-name="T7">'Enter a positive number: '</text:span><text:span text:style-name="T11">));</text:span></text:p>
      <text:p text:style-name="P1"><text:span text:style-name="T8">let</text:span> <text:span text:style-name="T9">n1</text:span> <text:span text:style-name="T10">=</text:span> <text:span text:style-name="T12">0</text:span><text:span text:style-name="T6">,</text:span> <text:span text:style-name="T9">n2</text:span> <text:span text:style-name="T10">=</text:span> <text:span text:style-name="T12">1</text:span><text:span text:style-name="T6">,</text:span> <text:span text:style-name="T9">nextTerm</text:span><text:span text:style-name="T11">;</text:span></text:p>
      <text:p text:style-name="P4"/>
      <text:p text:style-name="P1"><text:span text:style-name="T9">document</text:span><text:span text:style-name="T10">.</text:span><text:span text:style-name="T13">write</text:span><text:span text:style-name="T11">(</text:span><text:span text:style-name="T7">'Fibonacci Series:'</text:span><text:span text:style-name="T11">)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9">n1</text:span><text:span text:style-name="T11">);</text:span> <text:span text:style-name="T6">// print 0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9">n2</text:span><text:span text:style-name="T11">);</text:span> <text:span text:style-name="T6">// print 1</text:span></text:p>
      <text:p text:style-name="P4"/>
      <text:p text:style-name="P1"><text:span text:style-name="T9">nextTerm</text:span> <text:span text:style-name="T10">=</text:span> <text:span text:style-name="T9">n1</text:span> <text:span text:style-name="T10">+</text:span> <text:span text:style-name="T9">n2</text:span><text:span text:style-name="T11">;</text:span></text:p>
      <text:p text:style-name="P4"/>
      <text:p text:style-name="P1"><text:span text:style-name="T8">while</text:span> <text:span text:style-name="T11">(</text:span><text:span text:style-name="T9">nextTerm</text:span> <text:span text:style-name="T10">&lt;=</text:span> <text:span text:style-name="T9">number</text:span><text:span text:style-name="T11">)</text:span> <text:span text:style-name="T11">{</text:span></text:p>
      <text:p text:style-name="P4"/>
      <text:p text:style-name="P13">// print the next term</text:p>
      <text:p text:style-name="P1"><text:span text:style-name="T9">document</text:span><text:span text:style-name="T10">.</text:span><text:span text:style-name="T13">write</text:span><text:span text:style-name="T11">(</text:span><text:span text:style-name="T9">nextTerm</text:span><text:span text:style-name="T11">);</text:span></text:p>
      <text:p text:style-name="P4"/>
      <text:p text:style-name="P1"><text:span text:style-name="T9">n1</text:span> <text:span text:style-name="T10">=</text:span> <text:span text:style-name="T9">n2</text:span><text:span text:style-name="T11">;</text:span></text:p>
      <text:p text:style-name="P1"><text:span text:style-name="T9">n2</text:span> <text:span text:style-name="T10">=</text:span> <text:span text:style-name="T9">nextTerm</text:span><text:span text:style-name="T11">;</text:span></text:p>
      <text:p text:style-name="P1"><text:span text:style-name="T9">nextTerm</text:span> <text:span text:style-name="T10">=</text:span> <text:span text:style-name="T9">n1</text:span> <text:span text:style-name="T10">+</text:span> <text:span text:style-name="T9">n2</text:span><text:span text:style-name="T11">;</text:span></text:p>
      <text:p text:style-name="P3">}</text:p>
      <text:p text:style-name="P1"><text:span text:style-name="T1">&lt;/</text:span><text:span text:style-name="T4">script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oft-page-break/><text:span text:style-name="T1">&lt;/</text:span><text:span text:style-name="T4">html</text:span><text:span text:style-name="T1">&gt;</text:span></text:p>
      <text:p text:style-name="P1"/>
      <text:p text:style-name="P8"/>
      <text:p text:style-name="P8"/>
      <text:p text:style-name="P8">4c.</text:p>
      <text:p text:style-name="P8"/>
      <text:p text:style-name="P9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a</text:span><text:span text:style-name="T10">=</text:span><text:span text:style-name="T11">[];</text:span></text:p>
      <text:p text:style-name="P1"><text:span text:style-name="T8">var</text:span> <text:span text:style-name="T9">size</text:span><text:span text:style-name="T10">=</text:span><text:span text:style-name="T13">prompt</text:span><text:span text:style-name="T11">(</text:span><text:span text:style-name="T7">"enter the size of array"</text:span><text:span text:style-name="T11">);</text:span></text:p>
      <text:p text:style-name="P1"><text:span text:style-name="T8">for</text:span><text:span text:style-name="T11">(</text:span><text:span text:style-name="T8">var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size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9">a</text:span><text:span text:style-name="T11">[</text:span><text:span text:style-name="T9">i</text:span><text:span text:style-name="T11">]</text:span><text:span text:style-name="T10">=</text:span><text:span text:style-name="T13">prompt</text:span><text:span text:style-name="T11">(</text:span><text:span text:style-name="T7">"enter the element "</text:span><text:span text:style-name="T10">+</text:span><text:span text:style-name="T11">(</text:span><text:span text:style-name="T9">i</text:span><text:span text:style-name="T10">+</text:span><text:span text:style-name="T12">1</text:span><text:span text:style-name="T11">));</text:span></text:p>
      <text:p text:style-name="P3">}</text:p>
      <text:p text:style-name="P4"/>
      <text:p text:style-name="P1"><text:span text:style-name="T9">document</text:span><text:span text:style-name="T10">.</text:span><text:span text:style-name="T13">write</text:span><text:span text:style-name="T11">(</text:span><text:span text:style-name="T7">"array:"</text:span><text:span text:style-name="T10">+</text:span><text:span text:style-name="T9">a</text:span><text:span text:style-name="T10">+</text:span><text:span text:style-name="T7">"&lt;br/&gt;"</text:span><text:span text:style-name="T11">);</text:span></text:p>
      <text:p text:style-name="P1"><text:span text:style-name="T8">var</text:span> <text:span text:style-name="T9">num</text:span><text:span text:style-name="T10">=</text:span><text:span text:style-name="T13">prompt</text:span><text:span text:style-name="T11">(</text:span><text:span text:style-name="T7">" enter the element to be inserted"</text:span><text:span text:style-name="T11">);</text:span></text:p>
      <text:p text:style-name="P1"><text:span text:style-name="T8">var</text:span> <text:span text:style-name="T9">pos</text:span><text:span text:style-name="T10">=</text:span><text:span text:style-name="T13">prompt</text:span><text:span text:style-name="T11">(</text:span><text:span text:style-name="T7">" enter the position for the element to be inserted"</text:span><text:span text:style-name="T11">);</text:span></text:p>
      <text:p text:style-name="P1"><text:span text:style-name="T9">size</text:span><text:span text:style-name="T10">++</text:span><text:span text:style-name="T11">;</text:span></text:p>
      <text:p text:style-name="P1"><text:span text:style-name="T8">for</text:span><text:span text:style-name="T11">(</text:span><text:span text:style-name="T9">i</text:span><text:span text:style-name="T10">=</text:span><text:span text:style-name="T9">size</text:span><text:span text:style-name="T10">-</text:span><text:span text:style-name="T12">1</text:span><text:span text:style-name="T11">;</text:span><text:span text:style-name="T9">i</text:span><text:span text:style-name="T10">&gt;=</text:span><text:span text:style-name="T9">pos</text:span><text:span text:style-name="T11">;</text:span><text:span text:style-name="T9">i</text:span><text:span text:style-name="T10">--</text:span><text:span text:style-name="T11">)</text:span></text:p>
      <text:p text:style-name="P3">{</text:p>
      <text:p text:style-name="P1"><text:span text:style-name="T9">a</text:span><text:span text:style-name="T11">[</text:span><text:span text:style-name="T9">i</text:span><text:span text:style-name="T11">]</text:span><text:span text:style-name="T10">=</text:span><text:span text:style-name="T9">a</text:span><text:span text:style-name="T11">[</text:span><text:span text:style-name="T9">i</text:span><text:span text:style-name="T10">-</text:span><text:span text:style-name="T12">1</text:span><text:span text:style-name="T11">];</text:span></text:p>
      <text:p text:style-name="P3">}</text:p>
      <text:p text:style-name="P1"><text:span text:style-name="T9">a</text:span><text:span text:style-name="T11">[</text:span><text:span text:style-name="T9">pos</text:span><text:span text:style-name="T10">-</text:span><text:span text:style-name="T12">1</text:span><text:span text:style-name="T11">]</text:span><text:span text:style-name="T10">=</text:span><text:span text:style-name="T9">num</text:span><text:span text:style-name="T11">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"array after inserting :"</text:span><text:span text:style-name="T10">+</text:span><text:span text:style-name="T9">a</text:span><text:span text:style-name="T10">+</text:span><text:span text:style-name="T7">"&lt;br/&gt;"</text:span><text:span text:style-name="T11">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8"/>
      <text:p text:style-name="P8"/>
      <text:p text:style-name="P8"/>
      <text:p text:style-name="P8">4d.</text:p>
      <text:p text:style-name="P9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var</text:span> <text:span text:style-name="T9">a</text:span><text:span text:style-name="T10">=</text:span><text:span text:style-name="T11">[];</text:span></text:p>
      <text:p text:style-name="P1"><text:span text:style-name="T8">var</text:span> <text:span text:style-name="T9">size</text:span><text:span text:style-name="T10">=</text:span><text:span text:style-name="T13">prompt</text:span><text:span text:style-name="T11">(</text:span><text:span text:style-name="T7">"enter the size of array"</text:span><text:span text:style-name="T11">);</text:span></text:p>
      <text:p text:style-name="P1"><text:soft-page-break/><text:span text:style-name="T8">for</text:span><text:span text:style-name="T11">(</text:span><text:span text:style-name="T8">var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size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9">a</text:span><text:span text:style-name="T11">[</text:span><text:span text:style-name="T9">i</text:span><text:span text:style-name="T11">]</text:span><text:span text:style-name="T10">=</text:span><text:span text:style-name="T13">prompt</text:span><text:span text:style-name="T11">(</text:span><text:span text:style-name="T7">"enter the element "</text:span><text:span text:style-name="T10">+</text:span><text:span text:style-name="T11">(</text:span><text:span text:style-name="T9">i</text:span><text:span text:style-name="T10">+</text:span><text:span text:style-name="T12">1</text:span><text:span text:style-name="T11">));</text:span></text:p>
      <text:p text:style-name="P3">}</text:p>
      <text:p text:style-name="P4"/>
      <text:p text:style-name="P1"><text:span text:style-name="T9">document</text:span><text:span text:style-name="T10">.</text:span><text:span text:style-name="T13">write</text:span><text:span text:style-name="T11">(</text:span><text:span text:style-name="T7">"array:"</text:span><text:span text:style-name="T10">+</text:span><text:span text:style-name="T9">a</text:span><text:span text:style-name="T10">+</text:span><text:span text:style-name="T7">"&lt;br/&gt;"</text:span><text:span text:style-name="T11">);</text:span></text:p>
      <text:p text:style-name="P1"><text:span text:style-name="T8">var</text:span> <text:span text:style-name="T9">num</text:span><text:span text:style-name="T10">=</text:span><text:span text:style-name="T13">prompt</text:span><text:span text:style-name="T11">(</text:span><text:span text:style-name="T7">" enter the element to be deleted"</text:span><text:span text:style-name="T11">);</text:span></text:p>
      <text:p text:style-name="P1"><text:span text:style-name="T8">for</text:span><text:span text:style-name="T11">(</text:span>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size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8">if</text:span><text:span text:style-name="T11">(</text:span><text:span text:style-name="T9">a</text:span><text:span text:style-name="T11">[</text:span><text:span text:style-name="T9">i</text:span><text:span text:style-name="T11">]</text:span><text:span text:style-name="T10">==</text:span><text:span text:style-name="T9">num</text:span><text:span text:style-name="T11">)</text:span></text:p>
      <text:p text:style-name="P3">{</text:p>
      <text:p text:style-name="P1"><text:span text:style-name="T8">var</text:span> <text:span text:style-name="T9">pos</text:span><text:span text:style-name="T10">=</text:span><text:span text:style-name="T9">a</text:span><text:span text:style-name="T11">[</text:span><text:span text:style-name="T9">i</text:span><text:span text:style-name="T11">];</text:span></text:p>
      <text:p text:style-name="P3">}</text:p>
      <text:p text:style-name="P3">}</text:p>
      <text:p text:style-name="P1"><text:span text:style-name="T8">for</text:span><text:span text:style-name="T11">(</text:span><text:span text:style-name="T9">i</text:span><text:span text:style-name="T10">=</text:span><text:span text:style-name="T9">pos</text:span><text:span text:style-name="T10">-</text:span><text:span text:style-name="T12">1</text:span><text:span text:style-name="T11">;</text:span><text:span text:style-name="T9">i</text:span><text:span text:style-name="T10">&lt;</text:span><text:span text:style-name="T9">size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9">a</text:span><text:span text:style-name="T11">[</text:span><text:span text:style-name="T9">i</text:span><text:span text:style-name="T11">]</text:span><text:span text:style-name="T10">=</text:span><text:span text:style-name="T9">a</text:span><text:span text:style-name="T11">[</text:span><text:span text:style-name="T9">i</text:span><text:span text:style-name="T10">+</text:span><text:span text:style-name="T12">1</text:span><text:span text:style-name="T11">];</text:span></text:p>
      <text:p text:style-name="P3">}</text:p>
      <text:p text:style-name="P1"><text:span text:style-name="T9">a</text:span><text:span text:style-name="T10">.</text:span>length<text:span text:style-name="T10">=</text:span><text:span text:style-name="T9">size</text:span><text:span text:style-name="T10">-</text:span><text:span text:style-name="T12">1</text:span><text:span text:style-name="T11">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"array after deleting :"</text:span><text:span text:style-name="T10">+</text:span><text:span text:style-name="T9">a</text:span><text:span text:style-name="T10">+</text:span><text:span text:style-name="T7">"&lt;br/&gt;"</text:span><text:span text:style-name="T11">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8"/>
      <text:p text:style-name="P8"/>
      <text:p text:style-name="P8"/>
      <text:p text:style-name="P8"/>
      <text:p text:style-name="P8"/>
      <text:p text:style-name="P24">Functions and Strings</text:p>
      <text:p text:style-name="P24"/>
      <text:p text:style-name="P20"><text:span text:style-name="T21">1.</text:span>Write an arrow function that accepts an array of numbers as input and returns the</text:p>
      <text:p text:style-name="P20">average of those numbers.</text:p>
      <text:p text:style-name="P20"/>
      <text:p text:style-name="P25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</text:span><text:span text:style-name="T4">script</text:span> <text:span text:style-name="T5">src</text:span><text:span text:style-name="T6">=</text:span><text:span text:style-name="T7">"avg.js"</text:span><text:span text:style-name="T1">&gt;&lt;/</text:span><text:span text:style-name="T4">script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const</text:span> <text:span text:style-name="T9">n</text:span><text:span text:style-name="T10">=</text:span><text:span text:style-name="T13">prompt</text:span><text:span text:style-name="T11">(</text:span><text:span text:style-name="T7">"enter the size of array"</text:span><text:span text:style-name="T11">)</text:span></text:p>
      <text:p text:style-name="P1"><text:span text:style-name="T8">const</text:span> <text:span text:style-name="T9">arr</text:span><text:span text:style-name="T10">=</text:span><text:span text:style-name="T11">[]</text:span></text:p>
      <text:p text:style-name="P1"><text:span text:style-name="T8">for</text:span><text:span text:style-name="T11">(</text:span><text:span text:style-name="T8">let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n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9">arr</text:span><text:span text:style-name="T11">[</text:span><text:span text:style-name="T9">i</text:span><text:span text:style-name="T11">]</text:span><text:span text:style-name="T10">=</text:span><text:span text:style-name="T20">parseInt</text:span> <text:span text:style-name="T11">(</text:span><text:span text:style-name="T13">prompt</text:span><text:span text:style-name="T11">(</text:span><text:span text:style-name="T7">"enter the element "</text:span><text:span text:style-name="T10">+</text:span><text:span text:style-name="T11">(</text:span><text:span text:style-name="T9">i</text:span><text:span text:style-name="T10">+</text:span><text:span text:style-name="T12">1</text:span><text:span text:style-name="T11">)))</text:span></text:p>
      <text:p text:style-name="P3">}</text:p>
      <text:p text:style-name="P1"><text:span text:style-name="T8">let</text:span> <text:span text:style-name="T9">avg</text:span><text:span text:style-name="T10">=</text:span><text:span text:style-name="T12">0</text:span><text:span text:style-name="T11">;</text:span></text:p>
      <text:p text:style-name="P1"><text:soft-page-break/><text:span text:style-name="T8">let</text:span> <text:span text:style-name="T9">sm</text:span><text:span text:style-name="T10">=</text:span><text:span text:style-name="T12">0</text:span><text:span text:style-name="T11">;</text:span></text:p>
      <text:p text:style-name="P1"><text:span text:style-name="T8">for</text:span><text:span text:style-name="T11">(</text:span><text:span text:style-name="T8">let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n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9">sm</text:span><text:span text:style-name="T10">=</text:span><text:span text:style-name="T9">sm</text:span><text:span text:style-name="T10">+</text:span><text:span text:style-name="T9">arr</text:span><text:span text:style-name="T11">[</text:span><text:span text:style-name="T9">i</text:span><text:span text:style-name="T11">]</text:span></text:p>
      <text:p text:style-name="P3">}</text:p>
      <text:p text:style-name="P1"><text:span text:style-name="T9">avg</text:span><text:span text:style-name="T10">=</text:span><text:span text:style-name="T9">sm</text:span><text:span text:style-name="T10">/</text:span><text:span text:style-name="T9">n</text:span><text:span text:style-name="T11">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"the avg is "</text:span><text:span text:style-name="T10">+</text:span><text:span text:style-name="T9">avg</text:span><text:span text:style-name="T11">)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0"/>
      <text:p text:style-name="P20"/>
      <text:p text:style-name="P20"><text:span text:style-name="T21">2.</text:span>Write an arrow function that accepts an array of numbers as input and returns the sum of the even numbers in the array.</text:p>
      <text:p text:style-name="P20"/>
      <text:p text:style-name="P25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Write a JavaScript code to multiply each number in the array by 10 and return the result</text:span></text:p>
      <text:p text:style-name="P1"><text:span text:style-name="T1">using the map() function with arrow notation.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let</text:span> <text:span text:style-name="T9">n</text:span><text:span text:style-name="T10">=</text:span><text:span text:style-name="T20">parseInt</text:span><text:span text:style-name="T11">(</text:span> <text:span text:style-name="T13">prompt</text:span><text:span text:style-name="T11">(</text:span><text:span text:style-name="T7">"ENTER THE NUMBER OF ELE"</text:span><text:span text:style-name="T11">))</text:span></text:p>
      <text:p text:style-name="P1"><text:span text:style-name="T8">const</text:span> <text:span text:style-name="T9">arr</text:span><text:span text:style-name="T10">=</text:span><text:span text:style-name="T11">[]</text:span></text:p>
      <text:p text:style-name="P1"><text:span text:style-name="T8">for</text:span><text:span text:style-name="T11">(</text:span><text:span text:style-name="T8">let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n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9">arr</text:span><text:span text:style-name="T11">[</text:span><text:span text:style-name="T9">i</text:span><text:span text:style-name="T11">]</text:span><text:span text:style-name="T10">=</text:span><text:span text:style-name="T20">parseInt</text:span><text:span text:style-name="T11">(</text:span> <text:span text:style-name="T13">prompt</text:span><text:span text:style-name="T11">(</text:span><text:span text:style-name="T7">"ENTER THE ELE"</text:span><text:span text:style-name="T10">+</text:span><text:span text:style-name="T9">i</text:span><text:span text:style-name="T10">+</text:span><text:span text:style-name="T12">1</text:span><text:span text:style-name="T11">))</text:span></text:p>
      <text:p text:style-name="P3">}</text:p>
      <text:p text:style-name="P1"><text:span text:style-name="T8">let</text:span> <text:span text:style-name="T9">sum</text:span><text:span text:style-name="T10">=</text:span><text:span text:style-name="T12">0</text:span><text:span text:style-name="T11">;</text:span></text:p>
      <text:p text:style-name="P1"><text:span text:style-name="T8">for</text:span><text:span text:style-name="T11">(</text:span><text:span text:style-name="T8">let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n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8">if</text:span><text:span text:style-name="T11">(</text:span><text:span text:style-name="T9">arr</text:span><text:span text:style-name="T11">[</text:span><text:span text:style-name="T9">i</text:span><text:span text:style-name="T11">]</text:span><text:span text:style-name="T10">%</text:span><text:span text:style-name="T12">2</text:span><text:span text:style-name="T10">==</text:span><text:span text:style-name="T12">0</text:span><text:span text:style-name="T11">)</text:span></text:p>
      <text:p text:style-name="P3">{</text:p>
      <text:p text:style-name="P1"><text:span text:style-name="T9">sum</text:span><text:span text:style-name="T10">=</text:span><text:span text:style-name="T9">sum</text:span><text:span text:style-name="T10">+</text:span><text:span text:style-name="T9">arr</text:span><text:span text:style-name="T11">[</text:span><text:span text:style-name="T9">i</text:span><text:span text:style-name="T11">]</text:span></text:p>
      <text:p text:style-name="P3">}</text:p>
      <text:p text:style-name="P3">}</text:p>
      <text:p text:style-name="P1"><text:span text:style-name="T9">document</text:span><text:span text:style-name="T10">.</text:span><text:span text:style-name="T13">write</text:span><text:span text:style-name="T11">(</text:span><text:span text:style-name="T7">"the sum of even is "</text:span><text:span text:style-name="T10">+</text:span><text:span text:style-name="T9">sum</text:span><text:span text:style-name="T11">)</text:span></text:p>
      <text:p text:style-name="P4"/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/></text:p>
      <text:p text:style-name="P21"><text:span text:style-name="T3">3.</text:span><text:span text:style-name="T1">Write a JavaScript code to multiply each number in the array by 10 and return the result using the map() function with arrow notation.</text:span></text:p>
      <text:p text:style-name="P20"><text:span text:style-name="T1"/></text:p>
      <text:p text:style-name="P20"><text:span text:style-name="T1"/></text:p>
      <text:p text:style-name="P25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let</text:span> <text:span text:style-name="T9">n</text:span><text:span text:style-name="T10">=</text:span><text:span text:style-name="T20">parseInt</text:span><text:span text:style-name="T11">(</text:span> <text:span text:style-name="T13">prompt</text:span><text:span text:style-name="T11">(</text:span><text:span text:style-name="T7">"ENTER THE NUMBER OF ELE"</text:span><text:span text:style-name="T11">))</text:span></text:p>
      <text:p text:style-name="P1"><text:span text:style-name="T8">const</text:span> <text:span text:style-name="T9">arr</text:span><text:span text:style-name="T10">=</text:span><text:span text:style-name="T11">[]</text:span></text:p>
      <text:p text:style-name="P1"><text:span text:style-name="T8">for</text:span><text:span text:style-name="T11">(</text:span><text:span text:style-name="T8">let</text:span> <text:span text:style-name="T9">i</text:span><text:span text:style-name="T10">=</text:span><text:span text:style-name="T12">0</text:span><text:span text:style-name="T11">;</text:span><text:span text:style-name="T9">i</text:span><text:span text:style-name="T10">&lt;</text:span><text:span text:style-name="T9">n</text:span><text:span text:style-name="T11">;</text:span><text:span text:style-name="T9">i</text:span><text:span text:style-name="T10">++</text:span><text:span text:style-name="T11">)</text:span></text:p>
      <text:p text:style-name="P3">{</text:p>
      <text:p text:style-name="P1"><text:span text:style-name="T9">arr</text:span><text:span text:style-name="T11">[</text:span><text:span text:style-name="T9">i</text:span><text:span text:style-name="T11">]</text:span><text:span text:style-name="T10">=</text:span><text:span text:style-name="T20">parseInt</text:span><text:span text:style-name="T11">(</text:span> <text:span text:style-name="T13">prompt</text:span><text:span text:style-name="T11">(</text:span><text:span text:style-name="T7">"ENTER THE ELE"</text:span><text:span text:style-name="T10">+</text:span><text:span text:style-name="T9">i</text:span><text:span text:style-name="T10">+</text:span><text:span text:style-name="T12">1</text:span><text:span text:style-name="T11">))</text:span></text:p>
      <text:p text:style-name="P3">}</text:p>
      <text:p text:style-name="P1"><text:span text:style-name="T8">let</text:span> <text:span text:style-name="T9">res</text:span><text:span text:style-name="T10">=</text:span><text:span text:style-name="T9">arr</text:span><text:span text:style-name="T10">.</text:span><text:span text:style-name="T13">map</text:span><text:span text:style-name="T11">((</text:span><text:span text:style-name="T9">ele</text:span><text:span text:style-name="T11">)</text:span><text:span text:style-name="T8">=&gt;</text:span><text:span text:style-name="T11">{</text:span></text:p>
      <text:p text:style-name="P1"><text:span text:style-name="T8">return</text:span> <text:span text:style-name="T9">ele</text:span><text:span text:style-name="T10">*</text:span><text:span text:style-name="T12">10</text:span><text:span text:style-name="T11">;</text:span></text:p>
      <text:p text:style-name="P3">})</text:p>
      <text:p text:style-name="P1"><text:span text:style-name="T9">document</text:span><text:span text:style-name="T10">.</text:span><text:span text:style-name="T13">write</text:span><text:span text:style-name="T11">(</text:span><text:span text:style-name="T7">"array: "</text:span><text:span text:style-name="T10">+</text:span><text:span text:style-name="T9">res</text:span><text:span text:style-name="T10">+</text:span><text:span text:style-name="T7">"&lt;br&gt;"</text:span><text:span text:style-name="T11">)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1"/>
      <text:p text:style-name="P20"><text:span text:style-name="T1"/></text:p>
      <text:p text:style-name="P23"><text:span text:style-name="T3">4.</text:span><text:span text:style-name="T1">Write an arrow function that will take one parameter weight in Kg. This arrow function</text:span></text:p>
      <text:p text:style-name="P23"><text:span text:style-name="T1">will convert Kg to Lbs. Formula is kg*2.2</text:span></text:p>
      <text:p text:style-name="P23"><text:span text:style-name="T1">If LBS is &gt; 150, then the function should return "obese"</text:span></text:p>
      <text:p text:style-name="P23"><text:span text:style-name="T1">If LBS is between 100 to 150, the function should return "you are ok"</text:span></text:p>
      <text:p text:style-name="P23"><text:span text:style-name="T1">If LBS is &lt; 100, then the function should return "underweight"</text:span></text:p>
      <text:p text:style-name="P20"><text:span text:style-name="T1"/></text:p>
      <text:p text:style-name="P20"><text:span text:style-name="T1"/></text:p>
      <text:p text:style-name="P25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const</text:span> <text:span text:style-name="T9">kgg</text:span><text:span text:style-name="T10">=</text:span><text:span text:style-name="T20">parseInt</text:span><text:span text:style-name="T11">(</text:span><text:span text:style-name="T13">prompt</text:span><text:span text:style-name="T11">(</text:span><text:span text:style-name="T7">"enter your weight by kg"</text:span><text:span text:style-name="T11">));</text:span></text:p>
      <text:p text:style-name="P1"><text:span text:style-name="T8">let</text:span> <text:span text:style-name="T13">func</text:span><text:span text:style-name="T10">=</text:span><text:span text:style-name="T11">(</text:span><text:span text:style-name="T9">kg</text:span><text:span text:style-name="T11">)</text:span><text:span text:style-name="T8">=&gt;</text:span><text:span text:style-name="T11">{</text:span></text:p>
      <text:p text:style-name="P1"><text:span text:style-name="T8">let</text:span> <text:span text:style-name="T9">lb</text:span><text:span text:style-name="T10">=</text:span><text:span text:style-name="T12">2.2</text:span><text:span text:style-name="T10">*</text:span><text:span text:style-name="T9">kg</text:span></text:p>
      <text:p text:style-name="P1"><text:span text:style-name="T8">if</text:span><text:span text:style-name="T11">(</text:span><text:span text:style-name="T9">lb</text:span><text:span text:style-name="T10">&gt;</text:span><text:span text:style-name="T12">150</text:span><text:span text:style-name="T11">)</text:span></text:p>
      <text:p text:style-name="P3"><text:soft-page-break/>{</text:p>
      <text:p text:style-name="P1"><text:span text:style-name="T8">return</text:span> <text:span text:style-name="T7">"obese"</text:span></text:p>
      <text:p text:style-name="P3">}</text:p>
      <text:p text:style-name="P1"><text:span text:style-name="T8">else</text:span> <text:span text:style-name="T8">if</text:span><text:span text:style-name="T11">(</text:span><text:span text:style-name="T9">lb</text:span><text:span text:style-name="T10">&gt;=</text:span><text:span text:style-name="T12">100</text:span> <text:span text:style-name="T10">&amp;&amp;</text:span> <text:span text:style-name="T9">lb</text:span><text:span text:style-name="T10">&lt;=</text:span><text:span text:style-name="T12">150</text:span><text:span text:style-name="T11">)</text:span></text:p>
      <text:p text:style-name="P3">{</text:p>
      <text:p text:style-name="P1"><text:span text:style-name="T8">return</text:span> <text:span text:style-name="T7">"you are ok"</text:span></text:p>
      <text:p text:style-name="P3">}</text:p>
      <text:p text:style-name="P1"><text:span text:style-name="T8">else</text:span> <text:span text:style-name="T8">if</text:span><text:span text:style-name="T11">(</text:span><text:span text:style-name="T9">lb</text:span><text:span text:style-name="T10">&lt;</text:span><text:span text:style-name="T12">100</text:span><text:span text:style-name="T11">)</text:span></text:p>
      <text:p text:style-name="P3">{</text:p>
      <text:p text:style-name="P1"><text:span text:style-name="T8">return</text:span> <text:span text:style-name="T7">"underweight"</text:span></text:p>
      <text:p text:style-name="P3">}</text:p>
      <text:p text:style-name="P3">}</text:p>
      <text:p text:style-name="P1"><text:span text:style-name="T9">document</text:span><text:span text:style-name="T10">.</text:span><text:span text:style-name="T13">write</text:span><text:span text:style-name="T11">(</text:span><text:span text:style-name="T13">func</text:span><text:span text:style-name="T11">(</text:span><text:span text:style-name="T9">kgg</text:span><text:span text:style-name="T11">))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3">5.</text:span><text:span text:style-name="T1">Demonstrate the concepts of pass by value and pass by reference using Arrow Functions.</text:span></text:p>
      <text:p text:style-name="P20"><text:span text:style-name="T1"/></text:p>
      <text:p text:style-name="P25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const</text:span> <text:span text:style-name="T13">addbyref</text:span><text:span text:style-name="T10">=</text:span><text:span text:style-name="T11">(</text:span><text:span text:style-name="T9">obj</text:span><text:span text:style-name="T11">)</text:span><text:span text:style-name="T8">=&gt;</text:span><text:span text:style-name="T11">{</text:span></text:p>
      <text:p text:style-name="P1"><text:span text:style-name="T8">const</text:span> <text:span text:style-name="T9">sum</text:span><text:span text:style-name="T10">=</text:span><text:span text:style-name="T9">obj</text:span><text:span text:style-name="T10">.</text:span><text:span text:style-name="T1">a</text:span><text:span text:style-name="T10">+</text:span><text:span text:style-name="T9">obj</text:span><text:span text:style-name="T10">.</text:span><text:span text:style-name="T1">b</text:span><text:span text:style-name="T11">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`adding by refrence: </text:span><text:span text:style-name="T6">${</text:span><text:span text:style-name="T9">sum</text:span><text:span text:style-name="T6">}</text:span><text:span text:style-name="T7"> &lt;br&gt;`</text:span><text:span text:style-name="T11">)</text:span></text:p>
      <text:p text:style-name="P3">}</text:p>
      <text:p text:style-name="P1"><text:span text:style-name="T8">const</text:span> <text:span text:style-name="T13">addbyval</text:span><text:span text:style-name="T10">=</text:span><text:span text:style-name="T11">(</text:span><text:span text:style-name="T9">a</text:span><text:span text:style-name="T6">,</text:span><text:span text:style-name="T9">b</text:span><text:span text:style-name="T11">)</text:span><text:span text:style-name="T8">=&gt;</text:span><text:span text:style-name="T11">{</text:span></text:p>
      <text:p text:style-name="P1"><text:span text:style-name="T8">const</text:span> <text:span text:style-name="T9">sum</text:span><text:span text:style-name="T10">=</text:span><text:span text:style-name="T9">a</text:span><text:span text:style-name="T10">+</text:span><text:span text:style-name="T9">b</text:span><text:span text:style-name="T11">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`adding by value: </text:span><text:span text:style-name="T6">${</text:span><text:span text:style-name="T9">sum</text:span><text:span text:style-name="T6">}</text:span><text:span text:style-name="T7"> `</text:span><text:span text:style-name="T11">)</text:span></text:p>
      <text:p text:style-name="P3">}</text:p>
      <text:p text:style-name="P1"><text:span text:style-name="T9">objj</text:span><text:span text:style-name="T10">=</text:span><text:span text:style-name="T11">{</text:span></text:p>
      <text:p text:style-name="P1">a<text:span text:style-name="T6">:</text:span><text:span text:style-name="T12">10</text:span><text:span text:style-name="T6">,</text:span></text:p>
      <text:p text:style-name="P1">b<text:span text:style-name="T6">:</text:span><text:span text:style-name="T12">20</text:span></text:p>
      <text:p text:style-name="P3">}</text:p>
      <text:p text:style-name="P1"><text:span text:style-name="T13">addbyref</text:span><text:span text:style-name="T11">(</text:span><text:span text:style-name="T9">objj</text:span><text:span text:style-name="T11">)</text:span></text:p>
      <text:p text:style-name="P1"><text:span text:style-name="T13">addbyval</text:span><text:span text:style-name="T11">(</text:span><text:span text:style-name="T12">20</text:span><text:span text:style-name="T6">,</text:span><text:span text:style-name="T12">45</text:span><text:span text:style-name="T11">)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2"/>
      <text:p text:style-name="P22"/>
      <text:p text:style-name="P22"/>
      <text:p text:style-name="P22"><text:soft-page-break/>6.Write a JavaScript function.</text:p>
      <text:p text:style-name="P22">a. to capitalize the first letter of each word in a string.</text:p>
      <text:p text:style-name="P26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function</text:span> <text:span text:style-name="T13">capitalize</text:span><text:span text:style-name="T11">(</text:span><text:span text:style-name="T9">str</text:span><text:span text:style-name="T11">)</text:span></text:p>
      <text:p text:style-name="P3">{</text:p>
      <text:p text:style-name="P1"><text:span text:style-name="T9">str</text:span> <text:span text:style-name="T10">=</text:span> <text:span text:style-name="T9">str</text:span><text:span text:style-name="T10">.</text:span><text:span text:style-name="T13">split</text:span><text:span text:style-name="T11">(</text:span><text:span text:style-name="T7">" "</text:span><text:span text:style-name="T11">);</text:span></text:p>
      <text:p text:style-name="P4"/>
      <text:p text:style-name="P1"><text:span text:style-name="T8">for</text:span> <text:span text:style-name="T11">(</text:span><text:span text:style-name="T8">var</text:span> <text:span text:style-name="T9">i</text:span> <text:span text:style-name="T10">=</text:span> <text:span text:style-name="T12">0</text:span><text:span text:style-name="T6">,</text:span> <text:span text:style-name="T9">x</text:span> <text:span text:style-name="T10">=</text:span> <text:span text:style-name="T9">str</text:span><text:span text:style-name="T10">.</text:span>length<text:span text:style-name="T11">;</text:span> <text:span text:style-name="T9">i</text:span> <text:span text:style-name="T10">&lt;</text:span> <text:span text:style-name="T9">x</text:span><text:span text:style-name="T11">;</text:span> <text:span text:style-name="T9">i</text:span><text:span text:style-name="T10">++</text:span><text:span text:style-name="T11">)</text:span> <text:span text:style-name="T11">{</text:span></text:p>
      <text:p text:style-name="P1"><text:span text:style-name="T9">str</text:span><text:span text:style-name="T11">[</text:span><text:span text:style-name="T9">i</text:span><text:span text:style-name="T11">]</text:span> <text:span text:style-name="T10">=</text:span> <text:span text:style-name="T9">str</text:span><text:span text:style-name="T11">[</text:span><text:span text:style-name="T9">i</text:span><text:span text:style-name="T11">][</text:span><text:span text:style-name="T12">0</text:span><text:span text:style-name="T11">]</text:span><text:span text:style-name="T10">.</text:span><text:span text:style-name="T13">toUpperCase</text:span><text:span text:style-name="T11">()</text:span> <text:span text:style-name="T10">+</text:span> <text:span text:style-name="T9">str</text:span><text:span text:style-name="T11">[</text:span><text:span text:style-name="T9">i</text:span><text:span text:style-name="T11">]</text:span><text:span text:style-name="T10">.</text:span><text:span text:style-name="T13">substr</text:span><text:span text:style-name="T11">(</text:span><text:span text:style-name="T12">1</text:span><text:span text:style-name="T11">);</text:span></text:p>
      <text:p text:style-name="P4"/>
      <text:p text:style-name="P3">}</text:p>
      <text:p text:style-name="P4"/>
      <text:p text:style-name="P1"><text:span text:style-name="T8">return</text:span> <text:span text:style-name="T9">str</text:span><text:span text:style-name="T10">.</text:span><text:span text:style-name="T13">join</text:span><text:span text:style-name="T11">(</text:span><text:span text:style-name="T7">" "</text:span><text:span text:style-name="T11">);</text:span></text:p>
      <text:p text:style-name="P3">}</text:p>
      <text:p text:style-name="P1"><text:span text:style-name="T8">var</text:span> <text:span text:style-name="T9">str</text:span><text:span text:style-name="T11">;</text:span></text:p>
      <text:p text:style-name="P1"><text:span text:style-name="T9">str</text:span><text:span text:style-name="T10">=</text:span><text:span text:style-name="T13">prompt</text:span><text:span text:style-name="T11">(</text:span><text:span text:style-name="T7">" enter the string:"</text:span><text:span text:style-name="T11">)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13">capitalize</text:span><text:span text:style-name="T11">(</text:span><text:span text:style-name="T9">str</text:span><text:span text:style-name="T11">));</text:span></text:p>
      <text:p text:style-name="P4"/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2"/>
      <text:p text:style-name="P22">b. to insert a string within a string at a particular position</text:p>
      <text:p text:style-name="P26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function</text:span> <text:span text:style-name="T13">insertpos</text:span><text:span text:style-name="T11">(</text:span><text:span text:style-name="T9">str</text:span><text:span text:style-name="T6">,</text:span><text:span text:style-name="T9">substr</text:span><text:span text:style-name="T6">,</text:span><text:span text:style-name="T9">pos</text:span><text:span text:style-name="T11">)</text:span></text:p>
      <text:p text:style-name="P3">{</text:p>
      <text:p text:style-name="P1"><text:span text:style-name="T8">return</text:span> <text:span text:style-name="T9">str</text:span><text:span text:style-name="T10">.</text:span><text:span text:style-name="T13">substr</text:span><text:span text:style-name="T11">(</text:span><text:span text:style-name="T12">0</text:span><text:span text:style-name="T6">,</text:span><text:span text:style-name="T9">pos</text:span><text:span text:style-name="T11">)</text:span><text:span text:style-name="T10">+</text:span> <text:span text:style-name="T9">substr</text:span> <text:span text:style-name="T10">+</text:span><text:span text:style-name="T9">str</text:span><text:span text:style-name="T10">.</text:span><text:span text:style-name="T13">substr</text:span><text:span text:style-name="T11">(</text:span><text:span text:style-name="T9">pos</text:span><text:span text:style-name="T11">);</text:span></text:p>
      <text:p text:style-name="P3">}</text:p>
      <text:p text:style-name="P1"><text:span text:style-name="T8">var</text:span> <text:span text:style-name="T9">str</text:span><text:span text:style-name="T10">=</text:span><text:span text:style-name="T13">prompt</text:span><text:span text:style-name="T11">(</text:span><text:span text:style-name="T7">"enter the string"</text:span><text:span text:style-name="T11">);</text:span></text:p>
      <text:p text:style-name="P1"><text:span text:style-name="T8">var</text:span> <text:span text:style-name="T9">substr</text:span><text:span text:style-name="T10">=</text:span><text:span text:style-name="T13">prompt</text:span><text:span text:style-name="T11">(</text:span><text:span text:style-name="T7">"enter the substring"</text:span><text:span text:style-name="T11">);</text:span></text:p>
      <text:p text:style-name="P1"><text:span text:style-name="T8">var</text:span> <text:span text:style-name="T9">pos</text:span><text:span text:style-name="T10">=</text:span><text:span text:style-name="T13">prompt</text:span><text:span text:style-name="T11">(</text:span><text:span text:style-name="T7">"enter the position to be inserted"</text:span><text:span text:style-name="T11">)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13">insertpos</text:span><text:span text:style-name="T11">(</text:span><text:span text:style-name="T9">str</text:span><text:span text:style-name="T6">,</text:span><text:span text:style-name="T9">substr</text:span><text:span text:style-name="T6">,</text:span><text:span text:style-name="T9">pos</text:span><text:span text:style-name="T11">));</text:span></text:p>
      <text:p text:style-name="P1"><text:span text:style-name="T1">&lt;/</text:span><text:span text:style-name="T4">script</text:span><text:span text:style-name="T1">&gt;</text:span></text:p>
      <text:p text:style-name="P1"><text:soft-page-break/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2"/>
      <text:p text:style-name="P22">c. to check whether an `input` is a string or not</text:p>
      <text:p text:style-name="P22"/>
      <text:p text:style-name="P26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function</text:span> <text:span text:style-name="T13">insertpos</text:span><text:span text:style-name="T11">(</text:span><text:span text:style-name="T9">str</text:span><text:span text:style-name="T6">,</text:span><text:span text:style-name="T9">substr</text:span><text:span text:style-name="T6">,</text:span><text:span text:style-name="T9">pos</text:span><text:span text:style-name="T11">)</text:span></text:p>
      <text:p text:style-name="P3">{</text:p>
      <text:p text:style-name="P1"><text:span text:style-name="T8">return</text:span> <text:span text:style-name="T9">str</text:span><text:span text:style-name="T10">.</text:span><text:span text:style-name="T13">substr</text:span><text:span text:style-name="T11">(</text:span><text:span text:style-name="T12">0</text:span><text:span text:style-name="T6">,</text:span><text:span text:style-name="T9">pos</text:span><text:span text:style-name="T11">)</text:span><text:span text:style-name="T10">+</text:span> <text:span text:style-name="T9">substr</text:span> <text:span text:style-name="T10">+</text:span><text:span text:style-name="T9">str</text:span><text:span text:style-name="T10">.</text:span><text:span text:style-name="T13">substr</text:span><text:span text:style-name="T11">(</text:span><text:span text:style-name="T9">pos</text:span><text:span text:style-name="T11">);</text:span></text:p>
      <text:p text:style-name="P3">}</text:p>
      <text:p text:style-name="P1"><text:span text:style-name="T8">var</text:span> <text:span text:style-name="T9">str</text:span><text:span text:style-name="T10">=</text:span><text:span text:style-name="T13">prompt</text:span><text:span text:style-name="T11">(</text:span><text:span text:style-name="T7">"enter the string"</text:span><text:span text:style-name="T11">);</text:span></text:p>
      <text:p text:style-name="P1"><text:span text:style-name="T8">var</text:span> <text:span text:style-name="T9">substr</text:span><text:span text:style-name="T10">=</text:span><text:span text:style-name="T13">prompt</text:span><text:span text:style-name="T11">(</text:span><text:span text:style-name="T7">"enter the substring"</text:span><text:span text:style-name="T11">);</text:span></text:p>
      <text:p text:style-name="P1"><text:span text:style-name="T8">var</text:span> <text:span text:style-name="T9">pos</text:span><text:span text:style-name="T10">=</text:span><text:span text:style-name="T13">prompt</text:span><text:span text:style-name="T11">(</text:span><text:span text:style-name="T7">"enter the position to be inserted"</text:span><text:span text:style-name="T11">)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13">insertpos</text:span><text:span text:style-name="T11">(</text:span><text:span text:style-name="T9">str</text:span><text:span text:style-name="T6">,</text:span><text:span text:style-name="T9">substr</text:span><text:span text:style-name="T6">,</text:span><text:span text:style-name="T9">pos</text:span><text:span text:style-name="T11">)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2"/>
      <text:p text:style-name="P22">d. to split a string and convert it into an array of words.</text:p>
      <text:p text:style-name="P22"/>
      <text:p text:style-name="P22"/>
      <text:p text:style-name="P26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function</text:span> <text:span text:style-name="T13">strsplit</text:span><text:span text:style-name="T11">(</text:span><text:span text:style-name="T9">str</text:span><text:span text:style-name="T11">)</text:span></text:p>
      <text:p text:style-name="P3">{</text:p>
      <text:p text:style-name="P1"><text:span text:style-name="T8">let</text:span> <text:span text:style-name="T9">arr</text:span><text:span text:style-name="T10">=</text:span><text:span text:style-name="T11">[];</text:span> </text:p>
      <text:p text:style-name="P1"><text:span text:style-name="T9">str</text:span><text:span text:style-name="T10">=</text:span><text:span text:style-name="T9">str</text:span><text:span text:style-name="T10">.</text:span><text:span text:style-name="T13">toString</text:span><text:span text:style-name="T11">();</text:span></text:p>
      <text:p text:style-name="P1"><text:span text:style-name="T8">let</text:span> <text:span text:style-name="T9">i</text:span><text:span text:style-name="T10">=</text:span><text:span text:style-name="T9">str</text:span><text:span text:style-name="T10">.</text:span>length<text:span text:style-name="T11">;</text:span></text:p>
      <text:p text:style-name="P1"><text:span text:style-name="T8">while</text:span><text:span text:style-name="T11">(</text:span><text:span text:style-name="T9">i</text:span><text:span text:style-name="T10">&gt;=</text:span><text:span text:style-name="T12">0</text:span><text:span text:style-name="T11">)</text:span></text:p>
      <text:p text:style-name="P3">{</text:p>
      <text:p text:style-name="P1"><text:span text:style-name="T9">arr</text:span><text:span text:style-name="T11">[</text:span><text:span text:style-name="T9">i</text:span><text:span text:style-name="T11">]</text:span><text:span text:style-name="T10">=</text:span><text:span text:style-name="T9">str</text:span><text:span text:style-name="T11">[</text:span><text:span text:style-name="T9">i</text:span><text:span text:style-name="T10">--</text:span><text:span text:style-name="T11">];</text:span> </text:p>
      <text:p text:style-name="P3">}</text:p>
      <text:p text:style-name="P4"/>
      <text:p text:style-name="P3">}</text:p>
      <text:p text:style-name="P31"/>
      <text:p text:style-name="P1"><text:soft-page-break/><text:span text:style-name="T8">var</text:span> <text:span text:style-name="T9">str</text:span><text:span text:style-name="T10">=</text:span><text:span text:style-name="T13">prompt</text:span><text:span text:style-name="T11">(</text:span><text:span text:style-name="T7">"enter the string:"</text:span><text:span text:style-name="T11">)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13">strsplit</text:span><text:span text:style-name="T11">(</text:span><text:span text:style-name="T9">str</text:span><text:span text:style-name="T11">)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2"/>
      <text:p text:style-name="P22"><text:span text:style-name="T22">8.</text:span>Write JavaScript code to encrypt the text using Caesar Cipher technique. Display the encrypted text. Prompt the user for input and the shift pattern.</text:p>
      <text:p text:style-name="P22"/>
      <text:p text:style-name="P26"><text:span text:style-name="T1">&lt;!</text:span><text:span text:style-name="T4">DOCTYPE</text:span> <text:span text:style-name="T5">html</text:span><text:span text:style-name="T1">&gt;</text:span></text:p>
      <text:p text:style-name="P1"><text:span text:style-name="T1">&lt;</text:span><text:span text:style-name="T4">html</text:span> <text:span text:style-name="T5">lang</text:span><text:span text:style-name="T6">=</text:span><text:span text:style-name="T7">"en"</text:span><text:span text:style-name="T1">&gt;</text:span></text:p>
      <text:p text:style-name="P1"><text:span text:style-name="T1">&lt;</text:span><text:span text:style-name="T4">head</text:span><text:span text:style-name="T1">&gt;</text:span></text:p>
      <text:p text:style-name="P1"><text:span text:style-name="T1">&lt;</text:span><text:span text:style-name="T4">meta</text:span> <text:span text:style-name="T5">charset</text:span><text:span text:style-name="T6">=</text:span><text:span text:style-name="T7">"UTF-8"</text:span><text:span text:style-name="T1">&gt;</text:span></text:p>
      <text:p text:style-name="P1"><text:span text:style-name="T1">&lt;</text:span><text:span text:style-name="T4">meta</text:span> <text:span text:style-name="T5">http-equiv</text:span><text:span text:style-name="T6">=</text:span><text:span text:style-name="T7">"X-UA-Compatible"</text:span> <text:span text:style-name="T5">content</text:span><text:span text:style-name="T6">=</text:span><text:span text:style-name="T7">"IE=edge"</text:span><text:span text:style-name="T1">&gt;</text:span></text:p>
      <text:p text:style-name="P1"><text:span text:style-name="T1">&lt;</text:span><text:span text:style-name="T4">meta</text:span> <text:span text:style-name="T5">name</text:span><text:span text:style-name="T6">=</text:span><text:span text:style-name="T7">"viewport"</text:span> <text:span text:style-name="T5">content</text:span><text:span text:style-name="T6">=</text:span><text:span text:style-name="T7">"width=device-width, initial-scale=1.0"</text:span><text:span text:style-name="T1">&gt;</text:span></text:p>
      <text:p text:style-name="P1"><text:span text:style-name="T1">&lt;</text:span><text:span text:style-name="T4">title</text:span><text:span text:style-name="T1">&gt;</text:span>Document<text:span text:style-name="T1">&lt;/</text:span><text:span text:style-name="T4">title</text:span><text:span text:style-name="T1">&gt;</text:span></text:p>
      <text:p text:style-name="P1"><text:span text:style-name="T1">&lt;</text:span><text:span text:style-name="T4">script</text:span> <text:span text:style-name="T5">src</text:span><text:span text:style-name="T6">=</text:span><text:span text:style-name="T7">"avg.js"</text:span><text:span text:style-name="T1">&gt;&lt;/</text:span><text:span text:style-name="T4">script</text:span><text:span text:style-name="T1">&gt;</text:span></text:p>
      <text:p text:style-name="P1"><text:span text:style-name="T1">&lt;/</text:span><text:span text:style-name="T4">head</text:span><text:span text:style-name="T1">&gt;</text:span></text:p>
      <text:p text:style-name="P1"><text:span text:style-name="T1">&lt;</text:span><text:span text:style-name="T4">body</text:span><text:span text:style-name="T1">&gt;</text:span></text:p>
      <text:p text:style-name="P1"><text:span text:style-name="T1">&lt;</text:span><text:span text:style-name="T4">script</text:span><text:span text:style-name="T1">&gt;</text:span></text:p>
      <text:p text:style-name="P1"><text:span text:style-name="T8">function</text:span> <text:span text:style-name="T13">encrypt</text:span><text:span text:style-name="T11">(</text:span><text:span text:style-name="T9">text</text:span><text:span text:style-name="T6">,</text:span><text:span text:style-name="T11"> </text:span><text:span text:style-name="T9">s</text:span><text:span text:style-name="T11">)</text:span></text:p>
      <text:p text:style-name="P3">{</text:p>
      <text:p text:style-name="P1"><text:span text:style-name="T8">let</text:span> <text:span text:style-name="T9">result</text:span><text:span text:style-name="T10">=</text:span><text:span text:style-name="T7">""</text:span></text:p>
      <text:p text:style-name="P1"><text:span text:style-name="T8">for</text:span> <text:span text:style-name="T11">(</text:span><text:span text:style-name="T8">let</text:span> <text:span text:style-name="T9">i</text:span> <text:span text:style-name="T10">=</text:span> <text:span text:style-name="T12">0</text:span><text:span text:style-name="T11">;</text:span> <text:span text:style-name="T9">i</text:span> <text:span text:style-name="T10">&lt;</text:span> <text:span text:style-name="T9">text</text:span><text:span text:style-name="T10">.</text:span>length<text:span text:style-name="T11">;</text:span> <text:span text:style-name="T9">i</text:span><text:span text:style-name="T10">++</text:span><text:span text:style-name="T11">)</text:span></text:p>
      <text:p text:style-name="P3">{</text:p>
      <text:p text:style-name="P1"><text:span text:style-name="T8">let</text:span> <text:span text:style-name="T9">char</text:span> <text:span text:style-name="T10">=</text:span> <text:span text:style-name="T9">text</text:span><text:span text:style-name="T11">[</text:span><text:span text:style-name="T9">i</text:span><text:span text:style-name="T11">];</text:span></text:p>
      <text:p text:style-name="P1"><text:span text:style-name="T8">if</text:span> <text:span text:style-name="T11">(</text:span><text:span text:style-name="T9">char</text:span><text:span text:style-name="T10">.</text:span><text:span text:style-name="T13">toUpperCase</text:span><text:span text:style-name="T11">(</text:span><text:span text:style-name="T9">text</text:span><text:span text:style-name="T11">[</text:span><text:span text:style-name="T9">i</text:span><text:span text:style-name="T11">]))</text:span></text:p>
      <text:p text:style-name="P3">{</text:p>
      <text:p text:style-name="P1"><text:span text:style-name="T8">let</text:span> <text:span text:style-name="T9">ch</text:span> <text:span text:style-name="T10">=</text:span> <text:span text:style-name="T4">String</text:span><text:span text:style-name="T10">.</text:span><text:span text:style-name="T13">fromCharCode</text:span><text:span text:style-name="T11">((</text:span><text:span text:style-name="T9">char</text:span><text:span text:style-name="T10">.</text:span><text:span text:style-name="T13">charCodeAt</text:span><text:span text:style-name="T11">(</text:span><text:span text:style-name="T12">0</text:span><text:span text:style-name="T11">)</text:span> <text:span text:style-name="T10">+</text:span> <text:span text:style-name="T9">s</text:span><text:span text:style-name="T10">-</text:span><text:span text:style-name="T12">65</text:span><text:span text:style-name="T11">)</text:span> <text:span text:style-name="T10">%</text:span> <text:span text:style-name="T12">26</text:span> <text:span text:style-name="T10">+</text:span> <text:span text:style-name="T12">65</text:span><text:span text:style-name="T11">);</text:span></text:p>
      <text:p text:style-name="P1"><text:span text:style-name="T9">result</text:span> <text:span text:style-name="T10">+=</text:span> <text:span text:style-name="T9">ch</text:span><text:span text:style-name="T11">;</text:span></text:p>
      <text:p text:style-name="P3">}</text:p>
      <text:p text:style-name="P11">else</text:p>
      <text:p text:style-name="P3">{</text:p>
      <text:p text:style-name="P1"><text:span text:style-name="T8">let</text:span> <text:span text:style-name="T9">ch</text:span> <text:span text:style-name="T10">=</text:span> <text:span text:style-name="T4">String</text:span><text:span text:style-name="T10">.</text:span><text:span text:style-name="T13">fromCharCode</text:span><text:span text:style-name="T11">((</text:span><text:span text:style-name="T9">char</text:span><text:span text:style-name="T10">.</text:span><text:span text:style-name="T13">charCodeAt</text:span><text:span text:style-name="T11">(</text:span><text:span text:style-name="T12">0</text:span><text:span text:style-name="T11">)</text:span> <text:span text:style-name="T10">+</text:span> <text:span text:style-name="T9">s</text:span><text:span text:style-name="T10">-</text:span><text:span text:style-name="T12">97</text:span><text:span text:style-name="T11">)</text:span> <text:span text:style-name="T10">%</text:span> <text:span text:style-name="T12">26</text:span> <text:span text:style-name="T10">+</text:span> <text:span text:style-name="T12">97</text:span><text:span text:style-name="T11">);</text:span></text:p>
      <text:p text:style-name="P1"><text:span text:style-name="T9">result</text:span> <text:span text:style-name="T10">+=</text:span> <text:span text:style-name="T9">ch</text:span><text:span text:style-name="T11">;</text:span></text:p>
      <text:p text:style-name="P3">}</text:p>
      <text:p text:style-name="P3">}</text:p>
      <text:p text:style-name="P1"><text:span text:style-name="T8">return</text:span> <text:span text:style-name="T9">result</text:span><text:span text:style-name="T11">;</text:span></text:p>
      <text:p text:style-name="P3">}</text:p>
      <text:p text:style-name="P1"><text:span text:style-name="T8">let</text:span> <text:span text:style-name="T9">text</text:span> <text:span text:style-name="T10">=</text:span> <text:span text:style-name="T7">"ATTACKATONCE"</text:span><text:span text:style-name="T11">;</text:span></text:p>
      <text:p text:style-name="P1"><text:span text:style-name="T8">let</text:span> <text:span text:style-name="T9">s</text:span> <text:span text:style-name="T10">=</text:span> <text:span text:style-name="T12">4</text:span><text:span text:style-name="T11">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"Text : "</text:span> <text:span text:style-name="T10">+</text:span> <text:span text:style-name="T9">text</text:span> <text:span text:style-name="T10">+</text:span> <text:span text:style-name="T7">"&lt;br&gt;"</text:span><text:span text:style-name="T11">)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"Shift : "</text:span> <text:span text:style-name="T10">+</text:span> <text:span text:style-name="T9">s</text:span> <text:span text:style-name="T10">+</text:span> <text:span text:style-name="T7">"&lt;br&gt;"</text:span><text:span text:style-name="T11">);</text:span></text:p>
      <text:p text:style-name="P1"><text:span text:style-name="T9">document</text:span><text:span text:style-name="T10">.</text:span><text:span text:style-name="T13">write</text:span><text:span text:style-name="T11">(</text:span><text:span text:style-name="T7">"Cipher: "</text:span> <text:span text:style-name="T10">+</text:span> <text:span text:style-name="T13">encrypt</text:span><text:span text:style-name="T11">(</text:span><text:span text:style-name="T9">text</text:span><text:span text:style-name="T6">,</text:span> <text:span text:style-name="T9">s</text:span><text:span text:style-name="T11">)</text:span> <text:span text:style-name="T10">+</text:span> <text:span text:style-name="T7">"&lt;br&gt;"</text:span><text:span text:style-name="T11">);</text:span></text:p>
      <text:p text:style-name="P1"><text:span text:style-name="T1">&lt;/</text:span><text:span text:style-name="T4">script</text:span><text:span text:style-name="T1">&gt;</text:span></text:p>
      <text:p text:style-name="P1"><text:span text:style-name="T1">&lt;/</text:span><text:span text:style-name="T4">body</text:span><text:span text:style-name="T1">&gt;</text:span></text:p>
      <text:p text:style-name="P1"><text:span text:style-name="T1">&lt;/</text:span><text:span text:style-name="T4">html</text:span><text:span text:style-name="T1">&gt;</text:span>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, 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0:32:27.976367921</meta:creation-date>
    <dc:date>2022-06-14T10:39:32.859961276</dc:date>
    <meta:editing-duration>PT47M1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3" meta:paragraph-count="551" meta:word-count="1570" meta:character-count="12010" meta:non-whitespace-character-count="10978"/>
  </office:meta>
</office:document-meta>
</file>